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4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23cm"/>
    </style:style>
    <style:style style:name="gr4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e0ffff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5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6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c0ffe0" draw:textarea-horizontal-align="left" draw:textarea-vertical-align="middle" draw:auto-grow-height="false" fo:min-height="0.975cm" fo:min-width="5.519cm" fo:padding-top="0.13cm" fo:padding-bottom="0.13cm" fo:padding-left="0.25cm" fo:padding-right="0.25cm" fo:wrap-option="no-wrap" draw:shadow-color="#e7e6e6"/>
    </style:style>
    <style:style style:name="gr7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8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9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0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11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7e6e6"/>
    </style:style>
    <style:style style:name="gr13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fc08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14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5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fc080" draw:textarea-horizontal-align="left" draw:textarea-vertical-align="middle" draw:auto-grow-height="false" fo:min-height="0.974cm" fo:min-width="5.52cm" fo:padding-top="0.13cm" fo:padding-bottom="0.13cm" fo:padding-left="0.25cm" fo:padding-right="0.25cm" fo:wrap-option="no-wrap" draw:shadow-color="#e7e6e6"/>
    </style:style>
    <style:style style:name="gr16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7e6e6"/>
    </style:style>
    <style:style style:name="gr18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3cm" fo:min-width="2.476cm" fo:padding-top="0.13cm" fo:padding-bottom="0.13cm" fo:padding-left="0.25cm" fo:padding-right="0.25cm" fo:wrap-option="no-wrap" draw:shadow-color="#e7e6e6"/>
    </style:style>
    <style:style style:name="gr19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0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7cm" fo:padding-top="0.13cm" fo:padding-bottom="0.13cm" fo:padding-left="0.25cm" fo:padding-right="0.25cm" fo:wrap-option="no-wrap" draw:shadow-color="#e7e6e6"/>
    </style:style>
    <style:style style:name="gr21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2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6cm" fo:padding-top="0.13cm" fo:padding-bottom="0.13cm" fo:padding-left="0.25cm" fo:padding-right="0.25cm" fo:wrap-option="no-wrap" draw:shadow-color="#e7e6e6"/>
    </style:style>
    <style:style style:name="gr23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4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7cm" fo:padding-top="0.13cm" fo:padding-bottom="0.13cm" fo:padding-left="0.25cm" fo:padding-right="0.25cm" fo:wrap-option="no-wrap" draw:shadow-color="#e7e6e6"/>
    </style:style>
    <style:style style:name="gr25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6" style:family="graphic" style:parent-style-name="standard" style:list-style-name="L5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5cm" fo:min-width="5.523cm" fo:padding-top="0.13cm" fo:padding-bottom="0.13cm" fo:padding-left="0.25cm" fo:padding-right="0.25cm" fo:wrap-option="no-wrap" draw:shadow-color="#e7e6e6"/>
    </style:style>
    <style:style style:name="gr27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8" style:family="graphic" style:parent-style-name="standard" style:list-style-name="L5">
      <style:graphic-properties draw:stroke="solid" svg:stroke-width="0.035cm" svg:stroke-color="#000000" draw:stroke-linejoin="miter" svg:stroke-linecap="square" draw:fill="none" draw:fill-color="#5b9bd5" draw:textarea-horizontal-align="left" draw:textarea-vertical-align="middle" draw:auto-grow-height="false" fo:min-height="4.912cm" fo:min-width="15.561cm" fo:padding-top="0.13cm" fo:padding-bottom="0.13cm" fo:padding-left="0.25cm" fo:padding-right="0.25cm" fo:wrap-option="no-wrap" draw:shadow-color="#e7e6e6"/>
    </style:style>
    <style:style style:name="gr29" style:family="graphic" style:parent-style-name="standard" style:list-style-name="L5">
      <style:graphic-properties draw:stroke="none" draw:fill="none" draw:fill-color="#5b9bd5" draw:textarea-horizontal-align="left" draw:textarea-vertical-align="middle" draw:auto-grow-height="false" fo:min-height="0.314cm" fo:min-width="3.187cm" fo:padding-top="0.13cm" fo:padding-bottom="0.13cm" fo:padding-left="0.25cm" fo:padding-right="0.25cm" fo:wrap-option="no-wrap" draw:shadow-color="#e7e6e6"/>
    </style:style>
    <style:style style:name="gr30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1" style:family="graphic" style:parent-style-name="standard">
      <style:graphic-properties draw:stroke="solid" svg:stroke-width="0.035cm" svg:stroke-color="#000000" draw:marker-start-width="0.21cm" draw:marker-start-center="false" draw:marker-end-width="0.21cm" draw:marker-end-center="false" svg:stroke-opacity="100%" draw:stroke-linejoin="round" svg:stroke-linecap="round" draw:fill="solid" draw:fill-color="#ffe0c0" draw:opacity="100%" draw:textarea-horizontal-align="left" draw:textarea-vertical-align="top" draw:auto-grow-height="false" fo:min-height="2.479cm" fo:min-width="3.535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2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min-height="2.485cm" fo:min-width="3.544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3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4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5" style:family="graphic" style:parent-style-name="standard" style:list-style-name="L2">
      <style:graphic-properties draw:stroke="none" draw:fill="none" draw:fill-color="#5b9bd5" draw:textarea-horizontal-align="left" draw:textarea-vertical-align="middle" draw:auto-grow-height="false" fo:min-height="0.464cm" fo:min-width="0.506cm" fo:padding-top="0.13cm" fo:padding-bottom="0.13cm" fo:padding-left="0.25cm" fo:padding-right="0.25cm" fo:wrap-option="no-wrap" draw:shadow-color="#e7e6e6"/>
    </style:style>
    <style:style style:name="gr36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7" style:family="graphic" style:parent-style-name="standard">
      <style:graphic-properties draw:stroke="solid" svg:stroke-width="0.035cm" svg:stroke-color="#000000" draw:marker-start-width="0.21cm" draw:marker-start-center="false" draw:marker-end-width="0.21cm" draw:marker-end-center="false" svg:stroke-opacity="100%" draw:stroke-linejoin="round" svg:stroke-linecap="round" draw:fill="solid" draw:fill-color="#ffe0c0" draw:opacity="100%" draw:textarea-horizontal-align="left" draw:textarea-vertical-align="top" draw:auto-grow-height="false" fo:min-height="2.197cm" fo:min-width="3.468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8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min-height="2.208cm" fo:min-width="3.473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9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0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1" style:family="graphic" style:parent-style-name="standard" style:list-style-name="L2">
      <style:graphic-properties draw:stroke="none" draw:fill="none" draw:fill-color="#5b9bd5" draw:textarea-horizontal-align="left" draw:textarea-vertical-align="middle" draw:auto-grow-height="false" fo:min-height="0.401cm" fo:min-width="0.814cm" fo:padding-top="0.13cm" fo:padding-bottom="0.13cm" fo:padding-left="0.25cm" fo:padding-right="0.25cm" fo:wrap-option="no-wrap" draw:shadow-color="#e7e6e6"/>
    </style:style>
    <style:style style:name="gr42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solid" draw:fill-color="#ccffcc" draw:textarea-horizontal-align="justify" draw:textarea-vertical-align="bottom" draw:auto-grow-height="false" fo:min-height="9.044cm" fo:min-width="18.894cm" fo:padding-top="0.178cm" fo:padding-bottom="0.178cm" fo:padding-left="0.303cm" fo:padding-right="0.303cm"/>
    </style:style>
    <style:style style:name="gr44" style:family="graphic" style:parent-style-name="standard">
      <style:graphic-properties draw:fill="solid" draw:fill-color="#83caff" draw:textarea-horizontal-align="justify" draw:textarea-vertical-align="middle" draw:auto-grow-height="false" fo:min-height="1.75cm" fo:min-width="5.68cm"/>
    </style:style>
    <style:style style:name="gr45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5.68cm"/>
    </style:style>
    <style:style style:name="gr46" style:family="graphic" style:parent-style-name="standard">
      <style:graphic-properties draw:fill-color="#ff950e" draw:textarea-horizontal-align="justify" draw:textarea-vertical-align="middle" draw:auto-grow-height="false" fo:min-height="1.75cm" fo:min-width="5.68cm"/>
    </style:style>
    <style:style style:name="gr47" style:family="graphic" style:parent-style-name="standard">
      <style:graphic-properties draw:fill-color="#ffffcc" draw:textarea-horizontal-align="justify" draw:textarea-vertical-align="middle" draw:auto-grow-height="false" fo:min-height="1.75cm" fo:min-width="3.469cm"/>
    </style:style>
    <style:style style:name="gr48" style:family="graphic" style:parent-style-name="standard">
      <style:graphic-properties draw:fill-color="#ffffcc" draw:textarea-horizontal-align="justify" draw:textarea-vertical-align="middle" draw:auto-grow-height="false" fo:min-height="1.75cm" fo:min-width="5.68cm"/>
    </style:style>
    <style:style style:name="gr49" style:family="graphic" style:parent-style-name="standard">
      <style:graphic-properties draw:fill-color="#ff8080" draw:textarea-horizontal-align="justify" draw:textarea-vertical-align="middle" draw:auto-grow-height="false" fo:min-height="2.4cm" fo:min-width="3.35cm"/>
    </style:style>
    <style:style style:name="gr50" style:family="graphic" style:parent-style-name="objectwithoutfill">
      <style:graphic-properties draw:marker-end="Arrow" draw:marker-end-width="0.3cm" draw:fill="solid" draw:fill-color="#83caff"/>
    </style:style>
    <style:style style:name="gr51" style:family="graphic" style:parent-style-name="objectwithoutfill">
      <style:graphic-properties draw:marker-end="Arrow" draw:marker-end-width="0.3cm" draw:fill="none"/>
    </style:style>
    <style:style style:name="gr52" style:family="graphic" style:parent-style-name="objectwithoutfill">
      <style:graphic-properties draw:marker-end="Arrow" draw:marker-end-width="0.3cm" draw:fill="solid" draw:fill-color="#ffffcc"/>
    </style:style>
    <style:style style:name="gr53" style:family="graphic" style:parent-style-name="standard">
      <style:graphic-properties draw:stroke="none" svg:stroke-color="#000000" draw:fill="none" draw:fill-color="#ffffff" fo:min-height="1.25cm"/>
    </style:style>
    <style:style style:name="gr54" style:family="graphic" style:parent-style-name="standard" style:list-style-name="L3">
      <style:graphic-properties draw:stroke="solid" svg:stroke-width="0.026cm" svg:stroke-color="#5b5249" draw:stroke-linejoin="miter" svg:stroke-linecap="square" draw:fill="solid" draw:fill-color="#c3e684" draw:textarea-horizontal-align="justify" draw:textarea-vertical-align="middle" draw:auto-grow-height="false" fo:min-height="1.687cm" fo:min-width="0.547cm" fo:padding-top="0.13cm" fo:padding-bottom="0.13cm" fo:padding-left="0.25cm" fo:padding-right="0.25cm" fo:wrap-option="no-wrap" draw:shadow-color="#cec8ba"/>
    </style:style>
    <style:style style:name="gr55" style:family="graphic" style:parent-style-name="standard" style:list-style-name="L3">
      <style:graphic-properties draw:stroke="solid" svg:stroke-width="0.026cm" svg:stroke-color="#5b5249" draw:stroke-linejoin="miter" svg:stroke-linecap="square" draw:fill="solid" draw:fill-color="#c3e684" draw:textarea-horizontal-align="justify" draw:textarea-vertical-align="middle" draw:auto-grow-height="false" fo:min-height="1.687cm" fo:min-width="0.548cm" fo:padding-top="0.13cm" fo:padding-bottom="0.13cm" fo:padding-left="0.25cm" fo:padding-right="0.25cm" fo:wrap-option="no-wrap" draw:shadow-color="#cec8ba"/>
    </style:style>
    <style:style style:name="gr56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1.857cm" fo:min-width="3.733cm" fo:padding-top="0.13cm" fo:padding-bottom="0.13cm" fo:padding-left="0.25cm" fo:padding-right="0.25cm" fo:wrap-option="no-wrap" draw:shadow-color="#cec8ba"/>
    </style:style>
    <style:style style:name="gr57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8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3.313cm" fo:min-width="3.523cm" fo:padding-top="0.13cm" fo:padding-bottom="0.13cm" fo:padding-left="0.25cm" fo:padding-right="0.25cm" fo:wrap-option="no-wrap" draw:shadow-color="#cec8ba"/>
    </style:style>
    <style:style style:name="gr59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0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1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3.18cm" fo:min-width="3.099cm" fo:padding-top="0.13cm" fo:padding-bottom="0.13cm" fo:padding-left="0.25cm" fo:padding-right="0.25cm" fo:wrap-option="no-wrap" draw:shadow-color="#cec8ba"/>
    </style:style>
    <style:style style:name="gr62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3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4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3.268cm" fo:min-width="1.46cm" fo:padding-top="0.13cm" fo:padding-bottom="0.13cm" fo:padding-left="0.25cm" fo:padding-right="0.25cm" fo:wrap-option="no-wrap" draw:shadow-color="#cec8ba"/>
    </style:style>
    <style:style style:name="gr65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6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7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2.435cm" fo:min-width="1.984cm" fo:padding-top="0.13cm" fo:padding-bottom="0.13cm" fo:padding-left="0.25cm" fo:padding-right="0.25cm" fo:wrap-option="no-wrap" draw:shadow-color="#cec8ba"/>
    </style:style>
    <style:style style:name="gr68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69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left" draw:textarea-vertical-align="middle" draw:auto-grow-height="false" fo:min-height="0.058cm" fo:min-width="0.797cm" fo:padding-top="0.13cm" fo:padding-bottom="0.13cm" fo:padding-left="0.25cm" fo:padding-right="0.25cm" fo:wrap-option="no-wrap" draw:shadow-color="#cec8ba"/>
    </style:style>
    <style:style style:name="gr70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left" draw:textarea-vertical-align="middle" draw:auto-grow-height="false" fo:min-height="0.058cm" fo:min-width="0.982cm" fo:padding-top="0.13cm" fo:padding-bottom="0.13cm" fo:padding-left="0.25cm" fo:padding-right="0.25cm" fo:wrap-option="no-wrap" draw:shadow-color="#cec8ba"/>
    </style:style>
    <style:style style:name="gr71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left" draw:textarea-vertical-align="middle" draw:auto-grow-height="false" fo:min-height="0.058cm" fo:min-width="0.797cm" fo:padding-top="0.13cm" fo:padding-bottom="0.13cm" fo:padding-left="0.25cm" fo:padding-right="0.25cm" fo:wrap-option="no-wrap" draw:shadow-color="#cec8ba"/>
    </style:style>
    <style:style style:name="gr72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left" draw:textarea-vertical-align="middle" draw:auto-grow-height="false" fo:min-height="0.058cm" fo:min-width="0.797cm" fo:padding-top="0.13cm" fo:padding-bottom="0.13cm" fo:padding-left="0.25cm" fo:padding-right="0.25cm" fo:wrap-option="no-wrap" draw:shadow-color="#cec8ba"/>
    </style:style>
    <style:style style:name="gr73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center" draw:textarea-vertical-align="top" draw:auto-grow-height="false" fo:min-height="0.482cm" fo:min-width="0cm" fo:padding-top="0.13cm" fo:padding-bottom="0.13cm" fo:padding-left="0.25cm" fo:padding-right="0.25cm" fo:wrap-option="no-wrap" draw:shadow-color="#cec8ba"/>
      <style:paragraph-properties style:writing-mode="tb-rl"/>
    </style:style>
    <style:style style:name="gr74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3300" draw:textarea-horizontal-align="center" draw:textarea-vertical-align="top" draw:auto-grow-height="false" fo:min-height="0.482cm" fo:min-width="0cm" fo:padding-top="0.13cm" fo:padding-bottom="0.13cm" fo:padding-left="0.25cm" fo:padding-right="0.25cm" fo:wrap-option="no-wrap" draw:shadow-color="#cec8ba"/>
      <style:paragraph-properties style:writing-mode="tb-rl"/>
    </style:style>
    <style:style style:name="gr75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76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77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78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79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0" style:family="graphic" style:parent-style-name="standard" style:list-style-name="L7">
      <style:graphic-properties draw:stroke="solid" svg:stroke-width="0.026cm" svg:stroke-color="#5b5249" draw:stroke-linejoin="miter" svg:stroke-linecap="square" draw:fill="solid" draw:fill-color="#ff9999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1" style:family="graphic" style:parent-style-name="standard" style:list-style-name="L3">
      <style:graphic-properties draw:stroke="solid" svg:stroke-width="0.026cm" svg:stroke-color="#5b5249" draw:stroke-linejoin="miter" svg:stroke-linecap="square" draw:fill="solid" draw:fill-color="#ff9999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2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3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4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5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6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7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88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89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0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1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2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3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4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5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6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7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8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99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0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1" style:family="graphic" style:parent-style-name="standard">
      <style:graphic-properties draw:stroke="dash" draw:stroke-dash="Dashed_20__28_var_29__20_10" svg:stroke-width="0.053cm" svg:stroke-color="#0000ff" draw:marker-end="msArrowStealthEnd_20_9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8ba"/>
    </style:style>
    <style:style style:name="gr102" style:family="graphic" style:parent-style-name="standard">
      <style:graphic-properties draw:stroke="dash" draw:stroke-dash="Dashed_20__28_var_29__20_11" svg:stroke-width="0.053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8ba"/>
    </style:style>
    <style:style style:name="gr103" style:family="graphic" style:parent-style-name="standard">
      <style:graphic-properties draw:stroke="dash" draw:stroke-dash="Dashed_20__28_var_29__20_11" svg:stroke-width="0.053cm" svg:stroke-color="#0000ff" draw:marker-end="msArrowStealthEnd_20_9" draw:marker-end-width="0.3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8ba"/>
    </style:style>
    <style:style style:name="gr104" style:family="graphic" style:parent-style-name="standard">
      <style:graphic-properties draw:stroke="dash" draw:stroke-dash="Dashed_20__28_var_29__20_12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8ba"/>
    </style:style>
    <style:style style:name="gr105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0.77cm" fo:min-width="4.055cm" fo:padding-top="0.13cm" fo:padding-bottom="0.13cm" fo:padding-left="0.25cm" fo:padding-right="0.25cm" fo:wrap-option="no-wrap" draw:shadow-color="#cec8ba"/>
    </style:style>
    <style:style style:name="gr106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07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108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109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ff9999" draw:textarea-horizontal-align="left" draw:textarea-vertical-align="middle" draw:auto-grow-height="false" fo:min-height="0.638cm" fo:min-width="0.398cm" fo:padding-top="0.13cm" fo:padding-bottom="0.13cm" fo:padding-left="0.25cm" fo:padding-right="0.25cm" fo:wrap-option="no-wrap" draw:shadow-color="#cec8ba"/>
    </style:style>
    <style:style style:name="gr110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1" style:family="graphic" style:parent-style-name="standard" style:list-style-name="L3">
      <style:graphic-properties draw:stroke="none" draw:fill="none" draw:fill-color="#66cc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2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3" style:family="graphic" style:parent-style-name="standard" style:list-style-name="L6">
      <style:graphic-properties draw:stroke="solid" svg:stroke-width="0.026cm" svg:stroke-color="#5b5249" draw:stroke-linejoin="miter" svg:stroke-linecap="square" draw:fill="solid" draw:fill-color="#c3e684" draw:textarea-horizontal-align="left" draw:textarea-vertical-align="middle" draw:auto-grow-height="false" fo:min-height="1.473cm" fo:min-width="2.033cm" fo:padding-top="0.13cm" fo:padding-bottom="0.13cm" fo:padding-left="0.25cm" fo:padding-right="0.25cm" fo:wrap-option="no-wrap" draw:shadow-color="#cec8ba"/>
    </style:style>
    <style:style style:name="gr114" style:family="graphic" style:parent-style-name="standard" style:list-style-name="L3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5" style:family="graphic" style:parent-style-name="standard">
      <style:graphic-properties draw:stroke="dash" draw:stroke-dash="Dashed_20__28_var_29__20_11" svg:stroke-width="0.053cm" svg:stroke-color="#0000ff" draw:marker-start="msArrowStealthEnd_20_9" draw:marker-start-width="0.3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ec8ba"/>
    </style:style>
    <style:style style:name="gr116" style:family="graphic" style:parent-style-name="standard" style:list-style-name="L4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7" style:family="graphic" style:parent-style-name="standard" style:list-style-name="L4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8" style:family="graphic" style:parent-style-name="standard">
      <style:graphic-properties draw:fill="solid" draw:fill-color="#ccff66" draw:textarea-horizontal-align="justify" draw:textarea-vertical-align="middle" draw:auto-grow-height="false" fo:min-height="1.702cm" fo:min-width="5.042cm"/>
    </style:style>
    <style:style style:name="gr119" style:family="graphic" style:parent-style-name="standard">
      <style:graphic-properties draw:fill="solid" draw:fill-color="#ccff66" draw:textarea-horizontal-align="justify" draw:textarea-vertical-align="middle" draw:auto-grow-height="false" fo:min-height="4.813cm" fo:min-width="4.5cm"/>
    </style:style>
    <style:style style:name="gr120" style:family="graphic" style:parent-style-name="standard">
      <style:graphic-properties draw:fill="solid" draw:fill-color="#ccff66" draw:textarea-horizontal-align="justify" draw:textarea-vertical-align="middle" draw:auto-grow-height="false" fo:min-height="2.35cm" fo:min-width="4.4cm"/>
    </style:style>
    <style:style style:name="gr121" style:family="graphic" style:parent-style-name="standard">
      <style:graphic-properties draw:fill="solid" draw:fill-color="#ccff66" draw:textarea-horizontal-align="justify" draw:textarea-vertical-align="middle" draw:auto-grow-height="false" fo:min-height="4.916cm" fo:min-width="1.666cm"/>
    </style:style>
    <style:style style:name="gr122" style:family="graphic" style:parent-style-name="standard">
      <style:graphic-properties draw:fill="solid" draw:fill-color="#ccff66" draw:textarea-horizontal-align="justify" draw:textarea-vertical-align="middle" draw:auto-grow-height="false" fo:min-height="4.948cm" fo:min-width="2.298cm"/>
    </style:style>
    <style:style style:name="gr123" style:family="graphic" style:parent-style-name="standard">
      <style:graphic-properties draw:fill="solid" draw:fill-color="#ccff66" draw:textarea-horizontal-align="justify" draw:textarea-vertical-align="middle" draw:auto-grow-height="false" fo:min-height="1.66cm" fo:min-width="0.914cm"/>
    </style:style>
    <style:style style:name="gr124" style:family="graphic" style:parent-style-name="standard">
      <style:graphic-properties draw:fill="solid" draw:fill-color="#ccff66" draw:textarea-horizontal-align="justify" draw:textarea-vertical-align="middle" draw:auto-grow-height="false" fo:min-height="1.324cm" fo:min-width="2.712cm"/>
    </style:style>
    <style:style style:name="gr125" style:family="graphic" style:parent-style-name="standard">
      <style:graphic-properties draw:stroke="none" svg:stroke-color="#000000" draw:fill="none" draw:fill-color="#ccff66" fo:min-height="1.55cm"/>
    </style:style>
    <style:style style:name="gr126" style:family="graphic" style:parent-style-name="standard">
      <style:graphic-properties draw:stroke="none" svg:stroke-color="#ffffff" draw:fill="none" draw:fill-color="#ccff66" fo:min-height="1.55cm"/>
    </style:style>
    <style:style style:name="gr127" style:family="graphic" style:parent-style-name="standard">
      <style:graphic-properties draw:fill="solid" draw:fill-color="#c5000b" draw:textarea-horizontal-align="justify" draw:textarea-vertical-align="middle" draw:auto-grow-height="false" fo:min-height="0.67cm" fo:min-width="0.42cm"/>
    </style:style>
    <style:style style:name="gr128" style:family="graphic" style:parent-style-name="objectwithoutfill">
      <style:graphic-properties draw:stroke="dash" draw:stroke-dash="Fine_20_Dashed" svg:stroke-width="0.081cm" svg:stroke-color="#ff420e" draw:marker-start-width="0.321cm" draw:marker-end="Arrow" draw:marker-end-width="0.421cm" draw:fill="solid" draw:fill-color="#ccff66" fo:padding-top="0.165cm" fo:padding-bottom="0.165cm" fo:padding-left="0.29cm" fo:padding-right="0.29cm"/>
    </style:style>
    <style:style style:name="gr129" style:family="graphic" style:parent-style-name="objectwithoutfill">
      <style:graphic-properties svg:stroke-width="0.212cm" svg:stroke-color="#ff420e" draw:marker-start-width="0.517cm" draw:marker-end="Arrow" draw:marker-end-width="0.617cm" draw:fill="none" draw:fill-color="#579d1c" fo:padding-top="0.23cm" fo:padding-bottom="0.23cm" fo:padding-left="0.355cm" fo:padding-right="0.355cm"/>
    </style:style>
    <style:style style:name="gr130" style:family="graphic" style:parent-style-name="standard" style:list-style-name="L4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31" style:family="graphic" style:parent-style-name="standard" style:list-style-name="L4">
      <style:graphic-properties draw:stroke="none" draw:fill="none" draw:fill-color="#c9ddf1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.1cm"/>
      <style:text-properties fo:color="#0066cc" fo:font-size="24pt" style:font-size-asian="24pt" style:font-size-complex="24pt"/>
    </style:style>
    <style:style style:name="P3" style:family="paragraph">
      <loext:graphic-properties draw:fill-color="#ffffff"/>
      <style:paragraph-properties fo:margin-left="0cm" fo:margin-right="0cm" fo:text-align="center" fo:text-indent="0.1cm"/>
      <style:text-properties fo:color="#579d1c" fo:font-size="24pt" style:font-size-asian="24pt" style:font-size-complex="24pt"/>
    </style:style>
    <style:style style:name="P4" style:family="paragraph">
      <loext:graphic-properties draw:fill-color="#ffffff"/>
      <style:paragraph-properties fo:margin-left="0cm" fo:margin-right="0cm" fo:text-align="center" fo:text-indent="0.1cm"/>
      <style:text-properties fo:color="#c5000b" fo:font-size="24pt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solid" draw:fill-color="#e0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="none" draw:fill-color="#5b9bd5"/>
      <style:paragraph-properties fo:margin-left="0cm" fo:margin-right="0cm" fo:line-height="100%" fo:text-align="center" fo:text-indent="0cm" style:writing-mode="lr-tb" style:font-independent-line-spacing="true"/>
    </style:style>
    <style:style style:name="P10" style:family="paragraph">
      <loext:graphic-properties draw:fill="solid" draw:fill-color="#c0ffe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f4ffc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ffc0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loext:graphic-properties draw:fill="none" draw:fill-color="#5b9bd5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loext:graphic-properties draw:fill="none" draw:fill-color="#5b9bd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ffe0c0" draw:opacity="100%"/>
      <style:paragraph-properties style:writing-mode="lr-tb" style:font-independent-line-spacing="true"/>
    </style:style>
    <style:style style:name="P18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9" style:family="paragraph">
      <loext:graphic-properties draw:fill="solid" draw:fill-color="#ccffcc"/>
      <style:paragraph-properties fo:text-align="center"/>
    </style:style>
    <style:style style:name="P20" style:family="paragraph">
      <loext:graphic-properties draw:fill="solid" draw:fill-color="#83ca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solid" draw:fill-color="#ffffcc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-color="#ff950e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-color="#ffffcc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8080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83caff"/>
    </style:style>
    <style:style style:name="P26" style:family="paragraph">
      <loext:graphic-properties draw:fill="solid" draw:fill-color="#ffffcc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8" style:family="paragraph">
      <loext:graphic-properties draw:fill="solid" draw:fill-color="#c3e68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c3e684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31" style:family="paragraph">
      <loext:graphic-properties draw:fill="none" draw:fill-color="#c9ddf1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33" style:family="paragraph">
      <loext:graphic-properties draw:fill="none" draw:fill-color="#c9ddf1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loext:graphic-properties draw:fill="solid" draw:fill-color="#ff33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5" style:family="paragraph">
      <loext:graphic-properties draw:fill="solid" draw:fill-color="#ff3300"/>
      <style:paragraph-properties fo:margin-left="0cm" fo:margin-right="0cm" fo:line-height="100%" fo:text-indent="0cm" style:punctuation-wrap="hanging" style:line-break="strict" style:writing-mode="tb-rl" style:font-independent-line-spacing="true"/>
    </style:style>
    <style:style style:name="P36" style:family="paragraph">
      <loext:graphic-properties draw:fill="solid" draw:fill-color="#ff9999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7" style:family="paragraph">
      <loext:graphic-properties draw:fill="solid" draw:fill-color="#ff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8" style:family="paragraph">
      <loext:graphic-properties draw:fill="none" draw:fill-color="#66cc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40" style:family="paragraph">
      <loext:graphic-properties draw:fill="none" draw:fill-color="#c9ddf1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/>
    </style:style>
    <style:style style:name="P41" style:family="paragraph">
      <style:paragraph-properties fo:text-align="center"/>
      <style:text-properties fo:font-size="24pt"/>
    </style:style>
    <style:style style:name="P42" style:family="paragraph">
      <loext:graphic-properties draw:fill="solid" draw:fill-color="#ccff66"/>
      <style:paragraph-properties fo:text-align="center"/>
      <style:text-properties fo:font-size="24pt" style:font-size-asian="32pt" style:font-size-complex="32pt"/>
    </style:style>
    <style:style style:name="P43" style:family="paragraph">
      <loext:graphic-properties draw:fill="solid" draw:fill-color="#ccff66"/>
      <style:paragraph-properties fo:text-align="center"/>
      <style:text-properties fo:font-size="24pt" style:font-size-asian="22pt" style:font-size-complex="22pt"/>
    </style:style>
    <style:style style:name="P44" style:family="paragraph">
      <style:paragraph-properties fo:text-align="center"/>
      <style:text-properties fo:font-size="24pt" style:font-size-asian="22pt" style:font-size-complex="22pt"/>
    </style:style>
    <style:style style:name="P45" style:family="paragraph">
      <loext:graphic-properties draw:fill="solid" draw:fill-color="#ccff66"/>
      <style:paragraph-properties fo:text-align="center"/>
      <style:text-properties fo:font-size="24pt" style:font-size-asian="28pt" style:font-size-complex="28pt"/>
    </style:style>
    <style:style style:name="P46" style:family="paragraph">
      <loext:graphic-properties draw:fill="solid" draw:fill-color="#ccff66"/>
      <style:paragraph-properties fo:text-align="center"/>
      <style:text-properties fo:font-size="24pt" style:font-size-asian="26pt" style:font-size-complex="26pt"/>
    </style:style>
    <style:style style:name="P47" style:family="paragraph">
      <style:text-properties fo:font-size="24pt"/>
    </style:style>
    <style:style style:name="P48" style:family="paragraph">
      <loext:graphic-properties draw:fill="none" draw:fill-color="#ccff66"/>
      <style:text-properties fo:font-size="24pt" style:font-size-asian="24pt" style:font-size-complex="24pt"/>
    </style:style>
    <style:style style:name="P49" style:family="paragraph">
      <loext:graphic-properties draw:fill="solid" draw:fill-color="#c5000b"/>
      <style:paragraph-properties fo:text-align="center"/>
      <style:text-properties fo:font-size="24pt" style:font-size-asian="24pt" style:font-size-complex="24pt"/>
    </style:style>
    <style:style style:name="P50" style:family="paragraph">
      <style:paragraph-properties fo:text-align="center"/>
      <style:text-properties fo:font-size="24pt" style:font-size-asian="24pt" style:font-size-complex="24pt"/>
    </style:style>
    <style:style style:name="P51" style:family="paragraph">
      <loext:graphic-properties draw:fill="solid" draw:fill-color="#c5000b"/>
      <style:paragraph-properties fo:text-align="center"/>
      <style:text-properties fo:font-size="24pt" style:font-size-asian="22pt" style:font-size-complex="22pt"/>
    </style:style>
    <style:style style:name="P52" style:family="paragraph">
      <loext:graphic-properties draw:fill="solid" draw:fill-color="#ccff66"/>
      <style:text-properties fo:font-size="24pt"/>
    </style:style>
    <style:style style:name="P53" style:family="paragraph">
      <loext:graphic-properties draw:fill="none" draw:fill-color="#579d1c"/>
      <style:text-properties fo:font-size="24pt"/>
    </style:style>
    <style:style style:name="T1" style:family="text">
      <style:text-properties fo:color="#0066cc" fo:font-size="24pt" style:font-size-asian="24pt" style:font-size-complex="24pt"/>
    </style:style>
    <style:style style:name="T2" style:family="text">
      <style:text-properties fo:color="#579d1c" fo:font-size="24pt" style:font-size-asian="24pt" style:font-size-complex="24pt"/>
    </style:style>
    <style:style style:name="T3" style:family="text">
      <style:text-properties fo:color="#c5000b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2060"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2060" style:font-name="Times New Roman"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7" style:family="text">
      <style:text-properties fo:color="#002060"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" style:family="text">
      <style:text-properties fo:color="#002060" style:font-name="Times New Roman" fo:font-size="20pt" fo:language="zh" fo:country="CN" fo:font-weight="bold" style:font-size-asian="20pt" style:language-asian="zh" style:country-asian="CN" style:font-weight-asian="bold" style:font-size-complex="20pt" style:language-complex="zh" style:country-complex="CN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fo:color="#000000" style:font-name="Times New Roman" fo:font-size="24pt" fo:language="zh" fo:country="CN" style:font-size-asian="24pt" style:language-asian="zh" style:country-asian="CN" style:font-size-complex="24pt" style:language-complex="zh" style:country-complex="CN"/>
    </style:style>
    <style:style style:name="T12" style:family="text">
      <style:text-properties fo:color="#000000" style:font-name="Times New Roman" fo:font-size="24pt" fo:language="zh" fo:country="CN" fo:font-style="italic" style:font-size-asian="24pt" style:language-asian="zh" style:country-asian="CN" style:font-style-asian="italic" style:font-size-complex="24pt" style:language-complex="zh" style:country-complex="CN" style:font-style-complex="italic"/>
    </style:style>
    <style:style style:name="T13" style:family="text">
      <style:text-properties fo:color="#0070c0" style:font-name="Times New Roman" fo:font-size="28pt" fo:language="zh" fo:country="CN" fo:font-weight="bold" style:font-size-asian="28pt" style:language-asian="zh" style:country-asian="CN" style:font-weight-asian="bold" style:font-size-complex="28pt" style:language-complex="zh" style:country-complex="CN" style:font-weight-complex="bold"/>
    </style:style>
    <style:style style:name="T14" style:family="text">
      <style:text-properties fo:color="#0070c0" style:font-name="Times New Roman"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15" style:family="text">
      <style:text-properties style:font-size-asian="32pt" style:font-size-complex="32pt"/>
    </style:style>
    <style:style style:name="T16" style:family="text">
      <style:text-properties style:font-size-asian="22pt" style:font-size-complex="22pt"/>
    </style:style>
    <style:style style:name="T17" style:family="text">
      <style:text-properties style:font-size-asian="26pt" style:font-size-complex="26pt"/>
    </style:style>
    <style:style style:name="T18" style:family="text">
      <style:text-properties style:font-size-asian="28pt" style:font-size-complex="28pt"/>
    </style:style>
    <style:style style:name="T19" style:family="text">
      <style:text-properties style:font-size-asian="24pt" style:font-size-complex="24pt"/>
    </style:style>
    <style:style style:name="T20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4.9cm" svg:height="3cm" svg:x="1.9cm" svg:y="5.8cm">
          <text:p text:style-name="P1"><text:span text:style-name="T1">经营方针</text:span></text:p>
          <text:p text:style-name="P1"><text:span text:style-name="T1">（目标决策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cm" svg:height="3cm" svg:x="8.9cm" svg:y="5.8cm">
          <text:p text:style-name="P1"><text:span text:style-name="T1">财务活动</text:span></text:p>
          <text:p text:style-name="P1"><text:span text:style-name="T1">（资金筹措）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.9cm" svg:height="3cm" svg:x="22.9cm" svg:y="5.8cm">
          <text:p text:style-name="P1"><text:span text:style-name="T2">供应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.9cm" svg:height="3cm" svg:x="22.9cm" svg:y="10.75cm">
          <text:p text:style-name="P1"><text:span text:style-name="T3">生产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4.9cm" svg:height="3cm" svg:x="15.9cm" svg:y="10.75cm">
          <text:p text:style-name="P1"><text:span text:style-name="T2">销售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9cm" svg:height="3cm" svg:x="8.9cm" svg:y="10.75cm">
          <text:p text:style-name="P1"><text:span text:style-name="T1">财务活动</text:span></text:p>
          <text:p text:style-name="P1"><text:span text:style-name="T1">（利润分配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9cm" svg:height="3cm" svg:x="1.9cm" svg:y="10.75cm">
          <text:p text:style-name="P1"><text:span text:style-name="T1">实现经营</text:span></text:p>
          <text:p text:style-name="P1"><text:span text:style-name="T1">目标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4.9cm" svg:height="3cm" svg:x="15.9cm" svg:y="5.8cm">
          <text:p text:style-name="P1"><text:span text:style-name="T2">生产技术</text:span></text:p>
          <text:p text:style-name="P1"><text:span text:style-name="T2">活动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6.8cm" svg:y1="7.3cm" svg:x2="8.9cm" svg:y2="7.3cm" draw:start-shape="id1" draw:start-glue-point="1" draw:end-shape="id2" draw:end-glue-point="3" svg:d="M6800 7300h2100" svg:viewBox="0 0 2101 1">
          <text:p/>
        </draw:connector>
        <draw:connector draw:style-name="gr2" draw:text-style-name="P5" draw:layer="layout" draw:type="line" svg:x1="13.8cm" svg:y1="7.3cm" svg:x2="15.9cm" svg:y2="7.3cm" draw:start-shape="id2" draw:start-glue-point="1" draw:end-shape="id3" draw:end-glue-point="3" svg:d="M13800 7300h2100" svg:viewBox="0 0 2101 1">
          <text:p/>
        </draw:connector>
        <draw:connector draw:style-name="gr2" draw:text-style-name="P5" draw:layer="layout" draw:type="line" svg:x1="20.8cm" svg:y1="7.3cm" svg:x2="22.9cm" svg:y2="7.3cm" draw:start-shape="id3" draw:start-glue-point="1" draw:end-shape="id4" draw:end-glue-point="3" svg:d="M20800 7300h2100" svg:viewBox="0 0 2101 1">
          <text:p/>
        </draw:connector>
        <draw:connector draw:style-name="gr2" draw:text-style-name="P5" draw:layer="layout" draw:type="line" svg:x1="25.35cm" svg:y1="8.8cm" svg:x2="25.35cm" svg:y2="10.75cm" draw:start-shape="id4" draw:start-glue-point="2" draw:end-shape="id5" draw:end-glue-point="0" svg:d="M25350 8800v1950" svg:viewBox="0 0 1 1951">
          <text:p/>
        </draw:connector>
        <draw:connector draw:style-name="gr2" draw:text-style-name="P5" draw:layer="layout" draw:type="line" svg:x1="22.9cm" svg:y1="12.25cm" svg:x2="20.8cm" svg:y2="12.25cm" draw:start-shape="id5" draw:start-glue-point="3" draw:end-shape="id6" draw:end-glue-point="1" svg:d="M22900 12250h-2100" svg:viewBox="0 0 2101 1">
          <text:p/>
        </draw:connector>
        <draw:connector draw:style-name="gr2" draw:text-style-name="P5" draw:layer="layout" draw:type="line" svg:x1="15.9cm" svg:y1="12.25cm" svg:x2="13.8cm" svg:y2="12.25cm" draw:start-shape="id6" draw:start-glue-point="3" draw:end-shape="id7" draw:end-glue-point="1" svg:d="M15900 12250h-2100" svg:viewBox="0 0 2101 1">
          <text:p/>
        </draw:connector>
        <draw:connector draw:style-name="gr2" draw:text-style-name="P5" draw:layer="layout" draw:type="line" svg:x1="8.9cm" svg:y1="12.25cm" svg:x2="6.8cm" svg:y2="12.25cm" draw:start-shape="id7" draw:start-glue-point="3" draw:end-shape="id8" draw:end-glue-point="1" svg:d="M8900 12250h-2100" svg:viewBox="0 0 2101 1">
          <text:p/>
        </draw:connector>
        <draw:frame draw:style-name="gr3" draw:text-style-name="P6" draw:layer="layout" svg:width="9.7cm" svg:height="1.373cm" svg:x="10cm" svg:y="14.364cm">
          <draw:text-box>
            <text:p><text:span text:style-name="T4">企业经营的基本活动</text:span></text:p>
          </draw:text-box>
        </draw:frame>
      </draw:page>
      <draw:page draw:name="page2" draw:style-name="dp1" draw:master-page-name="默认">
        <draw:g draw:name="Group 4">
          <draw:custom-shape draw:name="Rectangle 5" draw:style-name="gr4" draw:text-style-name="P7" draw:layer="layout" svg:width="6.019cm" svg:height="1.234cm" svg:x="12.748cm" svg:y="2.244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9" draw:layer="layout" svg:width="3.162cm" svg:height="1.263cm" svg:x="13.756cm" svg:y="2.252cm">
            <text:list text:style-name="L2">
              <text:list-header>
                <text:p text:style-name="P8"><text:span text:style-name="T5"><text:s text:c="3"/></text:span><text:span text:style-name="T6">市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6" draw:text-style-name="P10" draw:layer="layout" svg:width="6.019cm" svg:height="1.235cm" svg:x="12.748cm" svg:y="4.312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9" draw:layer="layout" svg:width="4.856cm" svg:height="1.263cm" svg:x="13.217cm" svg:y="4.321cm">
            <text:list text:style-name="L2">
              <text:list-header>
                <text:p text:style-name="P8"><text:span text:style-name="T5"><text:s text:c="3"/></text:span><text:span text:style-name="T6">公司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11" draw:layer="layout" svg:width="6.019cm" svg:height="1.234cm" svg:x="12.748cm" svg:y="6.42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9" draw:text-style-name="P9" draw:layer="layout" svg:width="5.11cm" svg:height="1.263cm" svg:x="13.031cm" svg:y="6.424cm">
            <text:list text:style-name="L2">
              <text:list-header>
                <text:p text:style-name="P8"><text:span text:style-name="T5"><text:s text:c="4"/></text:span><text:span text:style-name="T6">运作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0" draw:text-style-name="P11" draw:layer="layout" svg:width="6.019cm" svg:height="1.234cm" svg:x="12.748cm" svg:y="8.722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1" draw:text-style-name="P9" draw:layer="layout" svg:width="5.872cm" svg:height="1.263cm" svg:x="12.55cm" svg:y="8.73cm">
            <text:list text:style-name="L2">
              <text:list-header>
                <text:p text:style-name="P8"><text:span text:style-name="T5"><text:s text:c="7"/></text:span><text:span text:style-name="T6">运营管理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3" draw:style-name="gr12" draw:text-style-name="P12" draw:layer="layout" svg:x1="15.76cm" svg:y1="3.531cm" svg:x2="15.76cm" svg:y2="4.232cm">
            <text:p/>
          </draw:line>
          <draw:line draw:name="Line 14" draw:style-name="gr12" draw:text-style-name="P12" draw:layer="layout" svg:x1="15.76cm" svg:y1="5.599cm" svg:x2="15.76cm" svg:y2="6.371cm">
            <text:p/>
          </draw:line>
          <draw:line draw:name="Line 15" draw:style-name="gr12" draw:text-style-name="P12" draw:layer="layout" svg:x1="15.76cm" svg:y1="7.707cm" svg:x2="15.76cm" svg:y2="8.633cm">
            <text:p/>
          </draw:line>
          <draw:line draw:name="Line 16" draw:style-name="gr12" draw:text-style-name="P12" draw:layer="layout" svg:x1="15.747cm" svg:y1="10.009cm" svg:x2="15.747cm" svg:y2="11.173cm">
            <text:p/>
          </draw:line>
          <draw:custom-shape draw:name="Rectangle 17" draw:style-name="gr13" draw:text-style-name="P13" draw:layer="layout" svg:width="6.019cm" svg:height="1.234cm" svg:x="20.077cm" svg:y="6.42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4" draw:text-style-name="P9" draw:layer="layout" svg:width="5.11cm" svg:height="1.263cm" svg:x="20.426cm" svg:y="6.424cm">
            <text:list text:style-name="L2">
              <text:list-header>
                <text:p text:style-name="P8"><text:span text:style-name="T5"><text:s text:c="4"/></text:span><text:span text:style-name="T6">市场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5" draw:text-style-name="P13" draw:layer="layout" svg:width="6.02cm" svg:height="1.234cm" svg:x="5.454cm" svg:y="6.42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6" draw:text-style-name="P9" draw:layer="layout" svg:width="4.602cm" svg:height="1.263cm" svg:x="6.059cm" svg:y="6.424cm">
            <text:list text:style-name="L2">
              <text:list-header>
                <text:p text:style-name="P8"><text:span text:style-name="T5"><text:s text:c="2"/></text:span><text:span text:style-name="T6">财务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1" draw:style-name="gr17" draw:text-style-name="P12" draw:layer="layout" svg:x1="8.462cm" svg:y1="5.833cm" svg:x2="8.462cm" svg:y2="6.389cm">
            <text:p/>
          </draw:line>
          <draw:line draw:name="Line 22" draw:style-name="gr17" draw:text-style-name="P12" draw:layer="layout" svg:x1="8.497cm" svg:y1="5.798cm" svg:x2="23.071cm" svg:y2="5.798cm">
            <text:p/>
          </draw:line>
          <draw:line draw:name="Line 23" draw:style-name="gr17" draw:text-style-name="P12" draw:layer="layout" svg:x1="23.111cm" svg:y1="5.833cm" svg:x2="23.111cm" svg:y2="6.384cm">
            <text:p/>
          </draw:line>
        </draw:g>
        <draw:g draw:name="Group 24">
          <draw:line draw:name="Line 25" draw:style-name="gr17" draw:text-style-name="P12" draw:layer="layout" svg:x1="10.525cm" svg:y1="11.209cm" svg:x2="21.197cm" svg:y2="11.209cm">
            <text:p/>
          </draw:line>
          <draw:line draw:name="Line 26" draw:style-name="gr17" draw:text-style-name="P12" draw:layer="layout" svg:x1="10.525cm" svg:y1="11.209cm" svg:x2="14.066cm" svg:y2="11.209cm">
            <text:p/>
          </draw:line>
          <draw:line draw:name="Line 27" draw:style-name="gr17" draw:text-style-name="P12" draw:layer="layout" svg:x1="10.525cm" svg:y1="11.209cm" svg:x2="17.647cm" svg:y2="11.209cm">
            <text:p/>
          </draw:line>
          <draw:g draw:name="Group 28">
            <draw:custom-shape draw:name="Rectangle 29" draw:style-name="gr18" draw:text-style-name="P11" draw:layer="layout" svg:width="2.976cm" svg:height="1.203cm" svg:x="9cm" svg:y="11.628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9" draw:text-style-name="P15" draw:layer="layout" svg:width="2.197cm" svg:height="1.263cm" svg:x="9.374cm" svg:y="11.605cm">
              <text:list text:style-name="L2">
                <text:list-header>
                  <text:p text:style-name="P14"><text:span text:style-name="T6">员工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20" draw:text-style-name="P11" draw:layer="layout" svg:width="2.977cm" svg:height="1.2cm" svg:x="12.598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21" draw:text-style-name="P15" draw:layer="layout" svg:width="2.197cm" svg:height="1.263cm" svg:x="13.021cm" svg:y="11.623cm">
              <text:list text:style-name="L2">
                <text:list-header>
                  <text:p text:style-name="P14"><text:span text:style-name="T6">设备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22" draw:text-style-name="P11" draw:layer="layout" svg:width="2.976cm" svg:height="1.2cm" svg:x="16.179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4" draw:style-name="gr23" draw:text-style-name="P15" draw:layer="layout" svg:width="2.197cm" svg:height="1.263cm" svg:x="16.686cm" svg:y="11.623cm">
              <text:list text:style-name="L2">
                <text:list-header>
                  <text:p text:style-name="P14"><text:span text:style-name="T6">工件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24" draw:text-style-name="P11" draw:layer="layout" svg:width="2.977cm" svg:height="1.2cm" svg:x="19.724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6" draw:style-name="gr25" draw:text-style-name="P15" draw:layer="layout" svg:width="2.908cm" svg:height="1.263cm" svg:x="19.764cm" svg:y="11.623cm">
              <text:list text:style-name="L2">
                <text:list-header>
                  <text:p text:style-name="P14"><text:span text:style-name="T5"><text:s text:c="2"/></text:span><text:span text:style-name="T6">工艺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26" draw:text-style-name="P11" draw:layer="layout" svg:width="6.023cm" svg:height="1.235cm" svg:x="12.982cm" svg:y="13.299cm">
              <text:p/>
              <draw:enhanced-geometry svg:viewBox="0 0 21600 21600" draw:type="rectangle" draw:enhanced-path="M 0 0 L 21600 0 21600 21600 0 21600 0 0 Z N"/>
            </draw:custom-shape>
            <draw:custom-shape draw:name="Rectangle 38" draw:style-name="gr27" draw:text-style-name="P15" draw:layer="layout" svg:width="5.448cm" svg:height="1.263cm" svg:x="13.171cm" svg:y="13.405cm">
              <text:list text:style-name="L2">
                <text:list-header>
                  <text:p text:style-name="P14"><text:span text:style-name="T5"><text:s text:c="2"/></text:span><text:span text:style-name="T6">计划和控制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39" draw:style-name="gr17" draw:text-style-name="P12" draw:layer="layout" svg:x1="10.49cm" svg:y1="11.244cm" svg:x2="10.49cm" svg:y2="11.592cm">
              <text:p/>
            </draw:line>
            <draw:line draw:name="Line 40" draw:style-name="gr17" draw:text-style-name="P12" draw:layer="layout" svg:x1="21.215cm" svg:y1="11.244cm" svg:x2="21.215cm" svg:y2="11.61cm">
              <text:p/>
            </draw:line>
            <draw:line draw:name="Line 41" draw:style-name="gr17" draw:text-style-name="P12" draw:layer="layout" svg:x1="10.49cm" svg:y1="11.244cm" svg:x2="10.49cm" svg:y2="11.592cm">
              <text:p/>
            </draw:line>
            <draw:line draw:name="Line 42" draw:style-name="gr17" draw:text-style-name="P12" draw:layer="layout" svg:x1="14.084cm" svg:y1="11.244cm" svg:x2="14.084cm" svg:y2="11.61cm">
              <text:p/>
            </draw:line>
            <draw:line draw:name="Line 43" draw:style-name="gr17" draw:text-style-name="P12" draw:layer="layout" svg:x1="10.49cm" svg:y1="11.244cm" svg:x2="10.49cm" svg:y2="11.592cm">
              <text:p/>
            </draw:line>
            <draw:line draw:name="Line 44" draw:style-name="gr17" draw:text-style-name="P12" draw:layer="layout" svg:x1="17.665cm" svg:y1="11.244cm" svg:x2="17.665cm" svg:y2="11.61cm">
              <text:p/>
            </draw:line>
            <draw:line draw:name="Line 45" draw:style-name="gr17" draw:text-style-name="P12" draw:layer="layout" svg:x1="19.058cm" svg:y1="13.916cm" svg:x2="21.197cm" svg:y2="13.916cm">
              <text:p/>
            </draw:line>
            <draw:line draw:name="Line 46" draw:style-name="gr17" draw:text-style-name="P12" draw:layer="layout" svg:x1="21.215cm" svg:y1="12.898cm" svg:x2="21.215cm" svg:y2="13.899cm">
              <text:p/>
            </draw:line>
            <draw:line draw:name="Line 47" draw:style-name="gr17" draw:text-style-name="P12" draw:layer="layout" svg:x1="10.49cm" svg:y1="12.884cm" svg:x2="10.49cm" svg:y2="13.899cm">
              <text:p/>
            </draw:line>
            <draw:line draw:name="Line 48" draw:style-name="gr17" draw:text-style-name="P12" draw:layer="layout" svg:x1="10.525cm" svg:y1="13.916cm" svg:x2="12.946cm" svg:y2="13.916cm">
              <text:p/>
            </draw:line>
            <draw:line draw:name="Line 49" draw:style-name="gr17" draw:text-style-name="P12" draw:layer="layout" svg:x1="14.119cm" svg:y1="12.898cm" svg:x2="14.459cm" svg:y2="13.264cm">
              <text:p/>
            </draw:line>
            <draw:line draw:name="Line 50" draw:style-name="gr17" draw:text-style-name="P12" draw:layer="layout" svg:x1="17.532cm" svg:y1="13.289cm" svg:x2="17.638cm" svg:y2="12.852cm">
              <text:p/>
            </draw:line>
            <draw:custom-shape draw:name="Rectangle 51" draw:style-name="gr28" draw:text-style-name="P16" draw:layer="layout" svg:width="16.061cm" svg:height="5.172cm" svg:x="7.844cm" svg:y="10.596cm">
              <text:p/>
              <draw:enhanced-geometry svg:viewBox="0 0 21600 21600" draw:type="rectangle" draw:enhanced-path="M 0 0 L 21600 0 21600 21600 0 21600 0 0 Z N"/>
            </draw:custom-shape>
            <draw:custom-shape draw:name="Rectangle 52" draw:style-name="gr29" draw:text-style-name="P16" draw:layer="layout" svg:width="3.687cm" svg:height="0.574cm" svg:x="14.353cm" svg:y="14.952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30" draw:text-style-name="P15" draw:layer="layout" svg:width="4.602cm" svg:height="1.263cm" svg:x="13.859cm" svg:y="14.728cm">
              <text:list text:style-name="L2">
                <text:list-header>
                  <text:p text:style-name="P14"><text:span text:style-name="T5"><text:s text:c="2"/></text:span><text:span text:style-name="T6">生产系统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oup 54">
          <draw:custom-shape draw:name="Freeform 55" draw:style-name="gr31" draw:text-style-name="P17" draw:layer="layout" svg:width="4.035cm" svg:height="2.739cm" svg:x="3.417cm" svg:y="11cm">
            <text:p/>
            <draw:enhanced-geometry svg:viewBox="0 0 915 462" draw:extrusion-allowed="true" draw:glue-points="0 68 641 68 641 0 914 230 641 461 641 393 0 393 0 68" draw:type="non-primitive" draw:enhanced-path="M 0 68 L 641 68 641 0 914 230 641 461 641 393 0 393 0 68 N">
              <draw:equation draw:name="f0" draw:formula="68+641-68"/>
              <draw:equation draw:name="f1" draw:formula="(cos(230*(pi/180))*(0-10800)+sin(230*(pi/180))*(914-10800))+10800"/>
              <draw:equation draw:name="f2" draw:formula="(cos(393*(pi/180))*(461-10800)+sin(393*(pi/180))*(641-10800))+10800"/>
              <draw:equation draw:name="f3" draw:formula="393-68"/>
              <draw:equation draw:name="f4" draw:formula="12*sin(2*(pi/180))"/>
              <draw:equation draw:name="f5" draw:formula="1"/>
              <draw:equation draw:name="f6" draw:formula="1/-32768"/>
              <draw:equation draw:name="f7" draw:formula="atan2(8,8)/(pi/180)"/>
            </draw:enhanced-geometry>
          </draw:custom-shape>
          <draw:custom-shape draw:name="Freeform 56" draw:style-name="gr32" draw:text-style-name="P18" draw:layer="layout" svg:width="4.044cm" svg:height="2.745cm" svg:x="3.417cm" svg:y="11cm">
            <text:p/>
            <draw:enhanced-geometry svg:viewBox="0 0 917 463" draw:extrusion-allowed="true" draw:glue-points="0 68 8 76 8 387 649 387 649 447 904 231 649 15 649 76 8 76 0 68 641 68 641 0 916 231 641 462 641 394 0 394 0 68" draw:type="non-primitive" draw:enhanced-path="M 0 68 L 8 76 8 387 649 387 649 447 904 231 649 15 649 76 8 76 0 68 641 68 641 0 916 231 641 462 641 394 0 394 0 68 N">
              <draw:equation draw:name="f0" draw:formula="68+8-76"/>
              <draw:equation draw:name="f1" draw:formula="atan2(649,387)/(pi/180)"/>
              <draw:equation draw:name="f2" draw:formula=""/>
              <draw:equation draw:name="f3" draw:formula=""/>
              <draw:equation draw:name="f4" draw:formula="atan2(0,76)/(pi/180)"/>
              <draw:equation draw:name="f5" draw:formula="(cos(0*(pi/180))*(68-10800)+sin(0*(pi/180))*(641-10800))+10800"/>
              <draw:equation draw:name="f6" draw:formula=""/>
              <draw:equation draw:name="f7" draw:formula="(cos(394*(pi/180))*(394-10800)+sin(394*(pi/180))*(0-10800))+10800"/>
              <draw:equation draw:name="f8" draw:formula="68+18-32"/>
              <draw:equation draw:name="f9" draw:formula="(16384+1)/2"/>
              <draw:equation draw:name="f10" draw:formula="1"/>
              <draw:equation draw:name="f11" draw:formula="1"/>
              <draw:equation draw:name="f12" draw:formula="1"/>
              <draw:equation draw:name="f13" draw:formula="1*-32768/17"/>
              <draw:equation draw:name="f14" draw:formula=""/>
              <draw:equation draw:name="f15" draw:formula=""/>
              <draw:equation draw:name="f16" draw:formula=""/>
            </draw:enhanced-geometry>
          </draw:custom-shape>
          <draw:custom-shape draw:name="Rectangle 57" draw:style-name="gr33" draw:text-style-name="P15" draw:layer="layout" svg:width="2.722cm" svg:height="1.094cm" svg:x="3.655cm" svg:y="11.516cm">
            <text:list text:style-name="L2">
              <text:list-header>
                <text:p text:style-name="P14"><text:span text:style-name="T7"><text:s text:c="3"/></text:span><text:span text:style-name="T8">材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34" draw:text-style-name="P15" draw:layer="layout" svg:width="2.722cm" svg:height="1.094cm" svg:x="3.739cm" svg:y="12.233cm">
            <text:list text:style-name="L2">
              <text:list-header>
                <text:p text:style-name="P14"><text:span text:style-name="T7"><text:s text:c="3"/></text:span><text:span text:style-name="T8">顾客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35" draw:text-style-name="P16" draw:layer="layout" svg:width="1.006cm" svg:height="0.724cm" svg:x="4.021cm" svg:y="14.301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36" draw:text-style-name="P15" draw:layer="layout" svg:width="1.918cm" svg:height="1.094cm" svg:x="3.77cm" svg:y="14.159cm">
            <text:list text:style-name="L2">
              <text:list-header>
                <text:p text:style-name="P14"><text:span text:style-name="T8">输入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1">
          <draw:custom-shape draw:name="Freeform 62" draw:style-name="gr37" draw:text-style-name="P17" draw:layer="layout" svg:width="3.968cm" svg:height="2.457cm" svg:x="24.165cm" svg:y="11.4cm">
            <text:p/>
            <draw:enhanced-geometry svg:viewBox="0 0 900 454" draw:extrusion-allowed="true" draw:glue-points="0 67 631 67 631 0 899 226 631 453 631 386 0 386 0 67" draw:type="non-primitive" draw:enhanced-path="M 0 67 L 631 67 631 0 899 226 631 453 631 386 0 386 0 67 N">
              <draw:equation draw:name="f0" draw:formula="67+631-67"/>
              <draw:equation draw:name="f1" draw:formula=""/>
              <draw:equation draw:name="f2" draw:formula=""/>
              <draw:equation draw:name="f3" draw:formula="386-67"/>
              <draw:equation draw:name="f4" draw:formula="12*sin(2*(pi/180))"/>
              <draw:equation draw:name="f5" draw:formula="1"/>
              <draw:equation draw:name="f6" draw:formula="1/-32768"/>
              <draw:equation draw:name="f7" draw:formula="atan2(8,8)/(pi/180)"/>
            </draw:enhanced-geometry>
          </draw:custom-shape>
          <draw:custom-shape draw:name="Freeform 63" draw:style-name="gr38" draw:text-style-name="P18" draw:layer="layout" svg:width="3.973cm" svg:height="2.468cm" svg:x="24.165cm" svg:y="11.4cm">
            <text:p/>
            <draw:enhanced-geometry svg:viewBox="0 0 901 456" draw:extrusion-allowed="true" draw:glue-points="0 67 7 75 7 380 638 380 638 439 889 227 638 15 638 75 7 75 0 67 631 67 631 0 900 227 631 455 631 388 0 388 0 67" draw:type="non-primitive" draw:enhanced-path="M 0 67 L 7 75 7 380 638 380 638 439 889 227 638 15 638 75 7 75 0 67 631 67 631 0 900 227 631 455 631 388 0 388 0 67 N">
              <draw:equation draw:name="f0" draw:formula="67+7-75"/>
              <draw:equation draw:name="f1" draw:formula="sqrt(380*380+638*638+380*380)"/>
              <draw:equation draw:name="f2" draw:formula=""/>
              <draw:equation draw:name="f3" draw:formula=""/>
              <draw:equation draw:name="f4" draw:formula="sqrt(75*75+0*0+67*67)"/>
              <draw:equation draw:name="f5" draw:formula=""/>
              <draw:equation draw:name="f6" draw:formula=""/>
              <draw:equation draw:name="f7" draw:formula=""/>
              <draw:equation draw:name="f8" draw:formula="67+18-32"/>
              <draw:equation draw:name="f9" draw:formula="(16384+1)/2"/>
              <draw:equation draw:name="f10" draw:formula="1"/>
              <draw:equation draw:name="f11" draw:formula="1"/>
              <draw:equation draw:name="f12" draw:formula="1"/>
              <draw:equation draw:name="f13" draw:formula="1*-32768/17"/>
              <draw:equation draw:name="f14" draw:formula=""/>
              <draw:equation draw:name="f15" draw:formula=""/>
              <draw:equation draw:name="f16" draw:formula=""/>
            </draw:enhanced-geometry>
          </draw:custom-shape>
          <draw:custom-shape draw:name="Rectangle 64" draw:style-name="gr39" draw:text-style-name="P15" draw:layer="layout" svg:width="2.299cm" svg:height="1.094cm" svg:x="24.376cm" svg:y="11.849cm">
            <text:list text:style-name="L2">
              <text:list-header>
                <text:p text:style-name="P14"><text:span text:style-name="T7"><text:s/></text:span><text:span text:style-name="T8">产品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5" draw:style-name="gr40" draw:text-style-name="P15" draw:layer="layout" svg:width="1.918cm" svg:height="1.094cm" svg:x="24.676cm" svg:y="12.503cm">
            <text:list text:style-name="L2">
              <text:list-header>
                <text:p text:style-name="P14"><text:span text:style-name="T8">服务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6" draw:style-name="gr41" draw:text-style-name="P16" draw:layer="layout" svg:width="1.314cm" svg:height="0.661cm" svg:x="24.875cm" svg:y="14.392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42" draw:text-style-name="P15" draw:layer="layout" svg:width="1.918cm" svg:height="1.094cm" svg:x="24.623cm" svg:y="14.262cm">
            <text:list text:style-name="L2">
              <text:list-header>
                <text:p text:style-name="P14"><text:span text:style-name="T8">输出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默认">
        <draw:custom-shape draw:style-name="gr43" draw:text-style-name="P19" draw:layer="layout" svg:width="19.5cm" svg:height="9.4cm" svg:x="5.1cm" svg:y="11.7cm">
          <text:p text:style-name="P1"><text:span text:style-name="T9">生产系统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xml:id="id9" draw:id="id9" draw:layer="layout" svg:width="6.18cm" svg:height="2cm" svg:x="11.77cm" svg:y="-0.1cm">
          <text:p text:style-name="P1"><text:span text:style-name="T4">市场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xml:id="id10" draw:id="id10" draw:layer="layout" svg:width="6.18cm" svg:height="2cm" svg:x="11.77cm" svg:y="2.7cm">
          <text:p text:style-name="P1"><text:span text:style-name="T4">公司决策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11" draw:id="id11" draw:layer="layout" svg:width="6.18cm" svg:height="2cm" svg:x="11.77cm" svg:y="6.45cm">
          <text:p text:style-name="P1"><text:span text:style-name="T4">运作决策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xml:id="id12" draw:id="id12" draw:layer="layout" svg:width="6.18cm" svg:height="2cm" svg:x="11.77cm" svg:y="9.2cm">
          <text:p text:style-name="P1"><text:span text:style-name="T4">运营管理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3" draw:id="id13" draw:layer="layout" svg:width="6.18cm" svg:height="2cm" svg:x="3.82cm" svg:y="6.45cm">
          <text:p text:style-name="P1"><text:span text:style-name="T4">财务决策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4" draw:id="id14" draw:layer="layout" svg:width="6.18cm" svg:height="2cm" svg:x="20.1cm" svg:y="6.45cm">
          <text:p text:style-name="P1"><text:span text:style-name="T4">市场决策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15" draw:id="id15" draw:layer="layout" svg:width="3.969cm" svg:height="2cm" svg:x="6cm" svg:y="12.95cm">
          <text:p text:style-name="P1"><text:span text:style-name="T4">员工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16" draw:id="id16" draw:layer="layout" svg:width="3.969cm" svg:height="2cm" svg:x="10.646cm" svg:y="12.95cm">
          <text:p text:style-name="P1"><text:span text:style-name="T4">设备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17" draw:id="id17" draw:layer="layout" svg:width="3.969cm" svg:height="2cm" svg:x="15.198cm" svg:y="12.95cm">
          <text:p text:style-name="P1"><text:span text:style-name="T4">工件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18" draw:id="id18" draw:layer="layout" svg:width="3.969cm" svg:height="2cm" svg:x="19.731cm" svg:y="12.95cm">
          <text:p text:style-name="P1"><text:span text:style-name="T4">工艺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xml:id="id19" draw:id="id19" draw:layer="layout" svg:width="6.18cm" svg:height="2cm" svg:x="11.77cm" svg:y="17cm">
          <text:p text:style-name="P1"><text:span text:style-name="T4">计划和控制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4.4cm" svg:height="5.3cm" svg:x="-0.5cm" svg:y="13.75cm">
          <text:p text:style-name="P1"><text:span text:style-name="T4">材料</text:span></text:p>
          <text:p text:style-name="P1"><text:span text:style-name="T4">顾客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4" draw:layer="layout" svg:width="4.4cm" svg:height="5.3cm" svg:x="26.1cm" svg:y="13.75cm">
          <text:p text:style-name="P1"><text:span text:style-name="T4">产品</text:span></text:p>
          <text:p text:style-name="P1"><text:span text:style-name="T4">服务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0" draw:text-style-name="P25" draw:layer="layout" draw:type="line" svg:x1="14.86cm" svg:y1="1.9cm" svg:x2="14.86cm" svg:y2="2.7cm" draw:start-shape="id9" draw:start-glue-point="2" draw:end-shape="id10" draw:end-glue-point="0" svg:d="M14860 1900v800" svg:viewBox="0 0 1 801">
          <text:p/>
        </draw:connector>
        <draw:connector draw:style-name="gr51" draw:text-style-name="P5" draw:layer="layout" draw:type="line" svg:x1="14.86cm" svg:y1="4.7cm" svg:x2="14.86cm" svg:y2="6.45cm" draw:start-shape="id10" draw:start-glue-point="2" draw:end-shape="id11" draw:end-glue-point="0" svg:d="M14860 4700v1750" svg:viewBox="0 0 1 1751">
          <text:p/>
        </draw:connector>
        <draw:connector draw:style-name="gr52" draw:text-style-name="P26" draw:layer="layout" draw:type="line" svg:x1="14.86cm" svg:y1="8.45cm" svg:x2="14.86cm" svg:y2="9.2cm" draw:start-shape="id11" draw:start-glue-point="2" draw:end-shape="id12" draw:end-glue-point="0" svg:d="M14860 8450v750" svg:viewBox="0 0 1 751">
          <text:p/>
        </draw:connector>
        <draw:connector draw:style-name="gr51" draw:text-style-name="P5" draw:layer="layout" svg:x1="14.86cm" svg:y1="4.7cm" svg:x2="6.91cm" svg:y2="6.45cm" draw:start-shape="id10" draw:start-glue-point="2" draw:end-shape="id13" draw:end-glue-point="0" svg:d="M14860 4700v875h-7950v875" svg:viewBox="0 0 7951 1751">
          <text:p/>
        </draw:connector>
        <draw:connector draw:style-name="gr51" draw:text-style-name="P5" draw:layer="layout" svg:x1="14.86cm" svg:y1="4.7cm" svg:x2="23.19cm" svg:y2="6.45cm" draw:start-shape="id10" draw:start-glue-point="2" draw:end-shape="id14" draw:end-glue-point="0" svg:d="M14860 4700v875h8330v875" svg:viewBox="0 0 8331 1751">
          <text:p/>
        </draw:connector>
        <draw:connector draw:style-name="gr51" draw:text-style-name="P5" draw:layer="layout" svg:x1="14.86cm" svg:y1="11.2cm" svg:x2="7.984cm" svg:y2="12.95cm" draw:start-shape="id12" draw:start-glue-point="2" draw:end-shape="id15" draw:end-glue-point="0" svg:d="M14860 11200v875h-6876v875" svg:viewBox="0 0 6877 1751">
          <text:p/>
        </draw:connector>
        <draw:connector draw:style-name="gr51" draw:text-style-name="P5" draw:layer="layout" svg:x1="14.86cm" svg:y1="11.2cm" svg:x2="12.63cm" svg:y2="12.95cm" draw:start-shape="id12" draw:start-glue-point="2" draw:end-shape="id16" draw:end-glue-point="0" svg:d="M14860 11200v875h-2230v875" svg:viewBox="0 0 2231 1751">
          <text:p/>
        </draw:connector>
        <draw:connector draw:style-name="gr51" draw:text-style-name="P5" draw:layer="layout" svg:x1="14.86cm" svg:y1="11.2cm" svg:x2="17.182cm" svg:y2="12.95cm" draw:start-shape="id12" draw:start-glue-point="2" draw:end-shape="id17" draw:end-glue-point="0" svg:d="M14860 11200v875h2322v875" svg:viewBox="0 0 2323 1751">
          <text:p/>
        </draw:connector>
        <draw:connector draw:style-name="gr51" draw:text-style-name="P5" draw:layer="layout" svg:x1="14.86cm" svg:y1="11.2cm" svg:x2="21.715cm" svg:y2="12.95cm" draw:start-shape="id12" draw:start-glue-point="2" draw:end-shape="id18" draw:end-glue-point="0" svg:d="M14860 11200v875h6855v875" svg:viewBox="0 0 6856 1751">
          <text:p/>
        </draw:connector>
        <draw:connector draw:style-name="standard" draw:layer="layout" svg:x1="7.984cm" svg:y1="14.95cm" svg:x2="14.86cm" svg:y2="17cm" draw:start-shape="id15" draw:start-glue-point="2" draw:end-shape="id19" svg:d="M7984 14950v1025h6876v1025" svg:viewBox="0 0 6877 2051">
          <text:p/>
        </draw:connector>
        <draw:connector draw:style-name="standard" draw:layer="layout" svg:x1="12.63cm" svg:y1="14.95cm" svg:x2="14.86cm" svg:y2="17cm" draw:start-shape="id16" draw:start-glue-point="2" draw:end-shape="id19" draw:end-glue-point="0" svg:d="M12630 14950v1025h2230v1025" svg:viewBox="0 0 2231 2051">
          <text:p/>
        </draw:connector>
        <draw:connector draw:style-name="standard" draw:layer="layout" svg:x1="17.182cm" svg:y1="14.95cm" svg:x2="14.86cm" svg:y2="17cm" draw:start-shape="id17" draw:start-glue-point="2" draw:end-shape="id19" draw:end-glue-point="0" svg:d="M17182 14950v1025h-2322v1025" svg:viewBox="0 0 2323 2051">
          <text:p/>
        </draw:connector>
        <draw:connector draw:style-name="standard" draw:layer="layout" svg:x1="21.715cm" svg:y1="14.95cm" svg:x2="14.86cm" svg:y2="17cm" draw:start-shape="id18" draw:start-glue-point="2" draw:end-shape="id19" draw:end-glue-point="0" svg:d="M21715 14950v1025h-6855v1025" svg:viewBox="0 0 6856 2051">
          <text:p/>
        </draw:connector>
        <draw:frame draw:style-name="gr53" draw:text-style-name="P6" draw:layer="layout" svg:width="3.8cm" svg:height="1.5cm" svg:x="-0.4cm" svg:y="18.05cm">
          <draw:text-box>
            <text:p><text:span text:style-name="T4">输入</text:span></text:p>
          </draw:text-box>
        </draw:frame>
        <draw:frame draw:style-name="gr53" draw:text-style-name="P6" draw:layer="layout" svg:width="3.8cm" svg:height="1.5cm" svg:x="26.1cm" svg:y="18.05cm">
          <draw:text-box>
            <text:p><text:span text:style-name="T4">输出</text:span></text:p>
          </draw:text-box>
        </draw:frame>
      </draw:page>
      <draw:page draw:name="page4" draw:style-name="dp1" draw:master-page-name="默认">
        <draw:custom-shape draw:name="Oval 18" draw:style-name="gr54" draw:text-style-name="P28" draw:layer="layout" svg:width="1.481cm" svg:height="2.751cm" svg:x="5.319cm" svg:y="11.064cm">
          <text:list text:style-name="L3">
            <text:list-header>
              <text:p text:style-name="P27"><text:span text:style-name="T10"/></text:p>
              <text:p text:style-name="P27"><text:span text:style-name="T11">订</text:span></text:p>
              <text:p text:style-name="P27"><text:span text:style-name="T11">货</text:span></text:p>
              <text:p text:style-name="P27"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5" draw:text-style-name="P28" draw:layer="layout" svg:width="1.482cm" svg:height="2.751cm" svg:x="3.559cm" svg:y="11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4" draw:style-name="gr56" draw:text-style-name="P29" draw:layer="layout" svg:width="4.233cm" svg:height="2.117cm" svg:x="13.296cm" svg:y="7.042cm">
          <text:p/>
          <draw:enhanced-geometry svg:viewBox="0 0 21600 21600" draw:type="rectangle" draw:enhanced-path="M 0 0 L 21600 0 21600 21600 0 21600 0 0 Z N"/>
        </draw:custom-shape>
        <draw:custom-shape draw:name="Text Box 3" draw:style-name="gr57" draw:text-style-name="P31" draw:layer="layout" svg:width="5.08cm" svg:height="1.277cm" svg:x="12.873cm" svg:y="7.465cm">
          <text:list text:style-name="L3">
            <text:list-header>
              <text:p text:style-name="P30"><text:span text:style-name="T11">生产过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58" draw:text-style-name="P29" draw:layer="layout" svg:width="4.022cm" svg:height="5.715cm" svg:x="7.581cm" svg:y="5.1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6" draw:style-name="gr59" draw:text-style-name="P33" draw:layer="layout" svg:width="2.328cm" svg:height="1.277cm" svg:x="8.428cm" svg:y="5.137cm">
          <text:list text:style-name="L3">
            <text:list-header>
              <text:p text:style-name="P32"><text:span text:style-name="T11">输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33" draw:layer="layout" svg:width="4.233cm" svg:height="4.325cm" svg:x="7.581cm" svg:y="6.407cm">
          <text:list text:style-name="L3">
            <text:list-header>
              <text:p text:style-name="P32"><text:span text:style-name="T11">人员、设备、 物料能源、 资金 、信息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61" draw:text-style-name="P29" draw:layer="layout" svg:width="3.598cm" svg:height="5.503cm" svg:x="19.011cm" svg:y="5.3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9" draw:style-name="gr62" draw:text-style-name="P33" draw:layer="layout" svg:width="2.328cm" svg:height="1.277cm" svg:x="19.858cm" svg:y="5.349cm">
          <text:list text:style-name="L3">
            <text:list-header>
              <text:p text:style-name="P32"><text:span text:style-name="T11">输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33" draw:layer="layout" svg:width="2.54cm" svg:height="2.822cm" svg:x="19.858cm" svg:y="7.254cm">
          <text:list text:style-name="L3">
            <text:list-header>
              <text:p text:style-name="P32"><text:span text:style-name="T11">产品</text:span></text:p>
              <text:p text:style-name="P32"><text:span text:style-name="T11">服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64" draw:text-style-name="P29" draw:layer="layout" svg:width="2.116cm" svg:height="3.81cm" svg:x="3.983cm" svg:y="6.40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 Box 12" draw:style-name="gr65" draw:text-style-name="P33" draw:layer="layout" svg:width="1.482cm" svg:height="2.293cm" svg:x="4.406cm" svg:y="7.042cm">
          <text:list text:style-name="L3">
            <text:list-header>
              <text:p text:style-name="P32"><text:span text:style-name="T11">决策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6" draw:text-style-name="P33" draw:layer="layout" svg:width="1.27cm" svg:height="2.293cm" svg:x="3.559cm" svg:y="11.275cm">
          <text:list text:style-name="L3">
            <text:list-header>
              <text:p text:style-name="P32"><text:span text:style-name="T11">预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5" draw:style-name="gr67" draw:text-style-name="P29" draw:layer="layout" svg:width="2.752cm" svg:height="2.963cm" svg:x="24.091cm" svg:y="6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6" draw:style-name="gr68" draw:text-style-name="P33" draw:layer="layout" svg:width="2.54cm" svg:height="2.293cm" svg:x="24.303cm" svg:y="7.042cm">
          <text:list text:style-name="L3">
            <text:list-header>
              <text:p text:style-name="P32"><text:span text:style-name="T11">市场用户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69" draw:text-style-name="P34" draw:layer="layout" svg:width="1.482cm" svg:height="0.635cm" svg:x="6.099cm" svg:y="7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0" draw:style-name="gr70" draw:text-style-name="P34" draw:layer="layout" svg:width="1.693cm" svg:height="0.635cm" svg:x="11.603cm" svg:y="7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1" draw:style-name="gr71" draw:text-style-name="P34" draw:layer="layout" svg:width="1.482cm" svg:height="0.635cm" svg:x="17.529cm" svg:y="7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2" draw:style-name="gr72" draw:text-style-name="P34" draw:layer="layout" svg:width="1.482cm" svg:height="0.635cm" svg:x="22.609cm" svg:y="7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23" draw:style-name="gr73" draw:text-style-name="P35" draw:layer="layout" svg:width="0.424cm" svg:height="0.847cm" svg:x="4.194cm" svg:y="10.2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utoShape 25" draw:style-name="gr74" draw:text-style-name="P35" draw:layer="layout" svg:width="0.423cm" svg:height="0.847cm" svg:x="5.575cm" svg:y="10.2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Oval 26" draw:style-name="gr75" draw:text-style-name="P36" draw:layer="layout" svg:width="1.27cm" svg:height="1.27cm" svg:x="14.778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76" draw:text-style-name="P36" draw:layer="layout" svg:width="1.27cm" svg:height="1.27cm" svg:x="13.296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77" draw:text-style-name="P36" draw:layer="layout" svg:width="1.27cm" svg:height="1.27cm" svg:x="16.259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78" draw:text-style-name="P36" draw:layer="layout" svg:width="1.27cm" svg:height="1.27cm" svg:x="13.296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79" draw:text-style-name="P36" draw:layer="layout" svg:width="1.27cm" svg:height="1.27cm" svg:x="14.778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0" draw:text-style-name="P37" draw:layer="layout" svg:width="1.27cm" svg:height="1.27cm" svg:x="16.259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3" draw:style-name="gr81" draw:text-style-name="P37" draw:layer="layout" svg:width="1.27cm" svg:height="1.27cm" svg:x="8.851cm" svg:y="11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gr82" draw:text-style-name="P36" draw:layer="layout" svg:width="1.27cm" svg:height="1.27cm" svg:x="19.646cm" svg:y="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83" draw:text-style-name="P36" draw:layer="layout" svg:width="1.27cm" svg:height="1.27cm" svg:x="21.128cm" svg:y="4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84" draw:text-style-name="P36" draw:layer="layout" svg:width="1.27cm" svg:height="1.27cm" svg:x="19.646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85" draw:text-style-name="P36" draw:layer="layout" svg:width="1.27cm" svg:height="1.27cm" svg:x="21.128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86" draw:text-style-name="P36" draw:layer="layout" svg:width="1.27cm" svg:height="1.27cm" svg:x="3.559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87" draw:text-style-name="P36" draw:layer="layout" svg:width="1.27cm" svg:height="1.27cm" svg:x="5.464cm" svg:y="4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7" draw:style-name="gr88" draw:text-style-name="P33" draw:layer="layout" svg:width="1.482cm" svg:height="1.277cm" svg:x="13.296cm" svg:y="5.56cm">
          <text:list text:style-name="L3">
            <text:list-header>
              <text:p text:style-name="P32"><text:span text:style-name="T11">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89" draw:text-style-name="P33" draw:layer="layout" svg:width="1.481cm" svg:height="1.277cm" svg:x="14.778cm" svg:y="5.56cm">
          <text:list text:style-name="L3">
            <text:list-header>
              <text:p text:style-name="P32"><text:span text:style-name="T11">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90" draw:text-style-name="P33" draw:layer="layout" svg:width="1.482cm" svg:height="1.277cm" svg:x="16.259cm" svg:y="5.56cm">
          <text:list text:style-name="L3">
            <text:list-header>
              <text:p text:style-name="P32"><text:span text:style-name="T11">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91" draw:text-style-name="P33" draw:layer="layout" svg:width="1.482cm" svg:height="1.277cm" svg:x="13.296cm" svg:y="9.37cm">
          <text:list text:style-name="L3">
            <text:list-header>
              <text:p text:style-name="P32"><text:span text:style-name="T11">高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92" draw:text-style-name="P33" draw:layer="layout" svg:width="1.905cm" svg:height="1.277cm" svg:x="14.778cm" svg:y="9.37cm">
          <text:list text:style-name="L3">
            <text:list-header>
              <text:p text:style-name="P32"><text:span text:style-name="T11">准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93" draw:text-style-name="P33" draw:layer="layout" svg:width="1.694cm" svg:height="1.277cm" svg:x="16.259cm" svg:y="9.37cm">
          <text:list text:style-name="L3">
            <text:list-header>
              <text:p text:style-name="P32"><text:span text:style-name="T11">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94" draw:text-style-name="P33" draw:layer="layout" svg:width="1.482cm" svg:height="1.277cm" svg:x="3.559cm" svg:y="4.925cm">
          <text:list text:style-name="L3">
            <text:list-header>
              <text:p text:style-name="P32"><text:span text:style-name="T11">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95" draw:text-style-name="P33" draw:layer="layout" svg:width="1.482cm" svg:height="1.277cm" svg:x="5.464cm" svg:y="4.925cm">
          <text:list text:style-name="L3">
            <text:list-header>
              <text:p text:style-name="P32"><text:span text:style-name="T11">准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96" draw:text-style-name="P33" draw:layer="layout" svg:width="1.27cm" svg:height="1.277cm" svg:x="19.646cm" svg:y="4.079cm">
          <text:list text:style-name="L3">
            <text:list-header>
              <text:p text:style-name="P32"><text:span text:style-name="T11">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97" draw:text-style-name="P33" draw:layer="layout" svg:width="1.27cm" svg:height="1.277cm" svg:x="21.128cm" svg:y="4.079cm">
          <text:list text:style-name="L3">
            <text:list-header>
              <text:p text:style-name="P32"><text:span text:style-name="T11">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98" draw:text-style-name="P33" draw:layer="layout" svg:width="1.27cm" svg:height="1.277cm" svg:x="19.646cm" svg:y="10.852cm">
          <text:list text:style-name="L3">
            <text:list-header>
              <text:p text:style-name="P32"><text:span text:style-name="T11">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99" draw:text-style-name="P33" draw:layer="layout" svg:width="1.27cm" svg:height="1.277cm" svg:x="21.128cm" svg:y="10.852cm">
          <text:list text:style-name="L3">
            <text:list-header>
              <text:p text:style-name="P32"><text:span text:style-name="T11">低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00" draw:text-style-name="P33" draw:layer="layout" svg:width="1.27cm" svg:height="1.277cm" svg:x="8.851cm" svg:y="11.064cm">
          <text:list text:style-name="L3">
            <text:list-header>
              <text:p text:style-name="P32"><text:span text:style-name="T11">少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101" draw:text-style-name="P12" draw:layer="layout" svg:x1="25.36cm" svg:y1="2.809cm" svg:x2="13.083cm" svg:y2="2.809cm">
          <text:p/>
        </draw:line>
        <draw:line draw:name="Line 61" draw:style-name="gr102" draw:text-style-name="P12" draw:layer="layout" svg:x1="25.361cm" svg:y1="2.809cm" svg:x2="25.361cm" svg:y2="6.619cm">
          <text:p/>
        </draw:line>
        <draw:line draw:name="Line 62" draw:style-name="gr103" draw:text-style-name="P12" draw:layer="layout" svg:x1="5.041cm" svg:y1="2.809cm" svg:x2="5.041cm" svg:y2="6.407cm">
          <text:p/>
        </draw:line>
        <draw:line draw:name="Line 63" draw:style-name="gr104" draw:text-style-name="P12" draw:layer="layout" svg:x1="5.041cm" svg:y1="2.809cm" svg:x2="7.793cm" svg:y2="2.809cm">
          <text:p/>
        </draw:line>
        <draw:custom-shape draw:name="AutoShape 66" draw:style-name="gr105" draw:text-style-name="P29" draw:layer="layout" svg:width="6.561cm" svg:height="1.482cm" svg:x="7.158cm" svg:y="1.962cm">
          <text:p/>
          <draw:enhanced-geometry svg:viewBox="0 0 21600 21600" draw:glue-points="?f6 0 10800 ?f8 ?f11 10800 ?f9 21600 10800 ?f10 ?f5 10800" draw:text-areas="?f3 ?f3 ?f4 ?f4" draw:type="parallelogram" draw:modifiers="37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64" draw:style-name="gr106" draw:text-style-name="P33" draw:layer="layout" svg:width="4.445cm" svg:height="1.277cm" svg:x="8.428cm" svg:y="2.174cm">
          <text:list text:style-name="L3">
            <text:list-header>
              <text:p text:style-name="P32"><text:span text:style-name="T12">信息反馈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7" draw:style-name="gr107" draw:text-style-name="P36" draw:layer="layout" svg:width="1.27cm" svg:height="1.27cm" svg:x="13.931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108" draw:text-style-name="P36" draw:layer="layout" svg:width="1.27cm" svg:height="1.27cm" svg:x="15.624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9" draw:style-name="gr109" draw:text-style-name="P36" draw:layer="layout" svg:width="1.27cm" svg:height="1.27cm" svg:x="17.318cm" svg:y="3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1" draw:style-name="gr110" draw:text-style-name="P33" draw:layer="layout" svg:width="1.693cm" svg:height="1.277cm" svg:x="13.931cm" svg:y="3.02cm">
          <text:list text:style-name="L3">
            <text:list-header>
              <text:p text:style-name="P32"><text:span text:style-name="T11">快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111" draw:text-style-name="P38" draw:layer="layout" svg:width="1.27cm" svg:height="1.277cm" svg:x="15.624cm" svg:y="3.02cm">
          <text:list text:style-name="L3">
            <text:list-header>
              <text:p text:style-name="P32"><text:span text:style-name="T11">准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112" draw:text-style-name="P33" draw:layer="layout" svg:width="1.27cm" svg:height="1.277cm" svg:x="17.318cm" svg:y="3.02cm">
          <text:list text:style-name="L3">
            <text:list-header>
              <text:p text:style-name="P32"><text:span text:style-name="T11">全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4" draw:style-name="gr113" draw:text-style-name="P29" draw:layer="layout" svg:width="4.022cm" svg:height="2.751cm" svg:x="13.296cm" svg:y="11.69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75" draw:style-name="gr114" draw:text-style-name="P33" draw:layer="layout" svg:width="2.54cm" svg:height="2.293cm" svg:x="14.143cm" svg:y="11.91cm">
          <text:list text:style-name="L3">
            <text:list-header>
              <text:p text:style-name="P32"><text:span text:style-name="T12">内部控制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7" draw:style-name="gr104" draw:text-style-name="P12" draw:layer="layout" svg:x1="18.376cm" svg:y1="8.524cm" svg:x2="18.376cm" svg:y2="13.18cm">
          <text:p/>
        </draw:line>
        <draw:line draw:name="Line 78" draw:style-name="gr115" draw:text-style-name="P12" draw:layer="layout" svg:x1="16.894cm" svg:y1="13.18cm" svg:x2="18.376cm" svg:y2="13.18cm">
          <text:p/>
        </draw:line>
        <draw:line draw:name="Line 79" draw:style-name="gr115" draw:text-style-name="P12" draw:layer="layout" svg:x1="12.449cm" svg:y1="8.312cm" svg:x2="12.449cm" svg:y2="13.18cm">
          <text:p/>
        </draw:line>
        <draw:line draw:name="Line 80" draw:style-name="gr104" draw:text-style-name="P12" draw:layer="layout" svg:x1="12.449cm" svg:y1="13.18cm" svg:x2="13.719cm" svg:y2="13.18cm">
          <text:p/>
        </draw:line>
        <draw:custom-shape draw:name="Text Box 81" draw:style-name="gr116" draw:text-style-name="P40" draw:layer="layout" svg:width="9.522cm" svg:height="1.446cm" svg:x="11.179cm" svg:y="15.72cm">
          <text:list text:style-name="L4">
            <text:list-header>
              <text:p text:style-name="P39"><text:span text:style-name="T13">企业生产系统结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117" draw:text-style-name="P33" draw:layer="layout" svg:width="16.52cm" svg:height="1.277cm" svg:x="7.581cm" svg:y="17.414cm">
          <text:list text:style-name="L4">
            <text:list-header>
              <text:p text:style-name="P32"><text:span text:style-name="T14">（圆圈中文字表示对该环节追求的目标）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5" draw:style-name="dp1" draw:master-page-name="默认">
        <draw:g>
          <draw:custom-shape draw:style-name="gr118" draw:text-style-name="P42" xml:id="id21" draw:id="id21" draw:layer="layout" svg:width="8.8cm" svg:height="3.1cm" svg:x="5.3cm" svg:y="1cm">
            <text:p text:style-name="P41"><text:span text:style-name="T15">信息反馈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9" draw:text-style-name="P43" draw:layer="layout" svg:width="5cm" svg:height="8.1cm" svg:x="5.7cm" svg:y="5.8cm">
            <text:p text:style-name="P41"><text:span text:style-name="T16">人员、设备、</text:span></text:p>
            <text:p text:style-name="P41"><text:span text:style-name="T16">物料、能源、</text:span></text:p>
            <text:p text:style-name="P41"><text:span text:style-name="T16">资金、信息。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0" draw:text-style-name="P43" xml:id="id24" draw:id="id24" draw:layer="layout" svg:width="4.9cm" svg:height="2.6cm" svg:x="12.7cm" svg:y="8.55cm">
            <text:p text:style-name="P44"><text:span text:style-name="T17">生产过程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43" draw:layer="layout" svg:width="5cm" svg:height="8.1cm" svg:x="19.5cm" svg:y="5.8cm">
            <text:p text:style-name="P41"><text:span text:style-name="T18">产品</text:span></text:p>
            <text:p text:style-name="P41"/>
            <text:p text:style-name="P41"><text:span text:style-name="T18">服务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1" draw:text-style-name="P45" xml:id="id22" draw:id="id22" draw:layer="layout" svg:width="2.4cm" svg:height="5.4cm" svg:x="1.4cm" svg:y="7.15cm">
            <text:p text:style-name="P41"><text:span text:style-name="T18">决</text:span></text:p>
            <text:p text:style-name="P41"/>
            <text:p text:style-name="P41"><text:span text:style-name="T18">策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45" xml:id="id20" draw:id="id20" draw:layer="layout" svg:width="3.1cm" svg:height="5.5cm" svg:x="26.4cm" svg:y="7.2cm">
            <text:p text:style-name="P41"><text:span text:style-name="T18">市场</text:span></text:p>
            <text:p text:style-name="P41"/>
            <text:p text:style-name="P41"><text:span text:style-name="T18">用户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43" draw:layer="layout" svg:width="2cm" svg:height="2.7cm" svg:x="0.7cm" svg:y="13.8cm">
            <text:p text:style-name="P41"><text:span text:style-name="T16">预</text:span></text:p>
            <text:p text:style-name="P41"><text:span text:style-name="T16">测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43" draw:layer="layout" svg:width="2cm" svg:height="2.7cm" svg:x="2.9cm" svg:y="13.8cm">
            <text:p text:style-name="P41"><text:span text:style-name="T16">订</text:span></text:p>
            <text:p text:style-name="P41"><text:span text:style-name="T16">货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46" xml:id="id23" draw:id="id23" draw:layer="layout" svg:width="5.1cm" svg:height="2.5cm" svg:x="12.6cm" svg:y="14.1cm">
            <text:p text:style-name="P41"><text:span text:style-name="T17">内部</text:span></text:p>
            <text:p text:style-name="P41"><text:span text:style-name="T17">控制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25" draw:text-style-name="P48" draw:layer="layout" svg:width="3.7cm" svg:height="1.8cm" svg:x="6.5cm" svg:y="5.6cm">
            <draw:text-box>
              <text:p text:style-name="P47"><text:span text:style-name="T19">输入</text:span></text:p>
            </draw:text-box>
          </draw:frame>
          <draw:frame draw:style-name="gr126" draw:text-style-name="P48" draw:layer="layout" svg:width="3.7cm" svg:height="1.8cm" svg:x="20.3cm" svg:y="5.6cm">
            <draw:text-box>
              <text:p text:style-name="P47"><text:span text:style-name="T19">输出</text:span></text:p>
            </draw:text-box>
          </draw:frame>
          <draw:custom-shape draw:style-name="gr127" draw:text-style-name="P49" draw:layer="layout" svg:width="1.3cm" svg:height="1.3cm" svg:x="1cm" svg:y="5.6cm">
            <text:p text:style-name="P41"><text:span text:style-name="T19">快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2.901cm" svg:y="5.601cm">
            <text:p text:style-name="P50"><text:span text:style-name="T19">准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20.372cm" svg:y="4.219cm">
            <text:p text:style-name="P41"><text:span text:style-name="T19">多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2.701cm" svg:y="6.402cm">
            <text:p text:style-name="P41"><text:span text:style-name="T19">快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4.402cm" svg:y="6.402cm">
            <text:p text:style-name="P41"><text:span text:style-name="T19">好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6.203cm" svg:y="6.402cm">
            <text:p text:style-name="P41"><text:span text:style-name="T19">安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51" draw:layer="layout" svg:width="1.3cm" svg:height="1.3cm" svg:x="13.702cm" svg:y="3.103cm">
            <text:p text:style-name="P41"><text:span text:style-name="T16">快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51" draw:layer="layout" svg:width="1.3cm" svg:height="1.3cm" svg:x="15.403cm" svg:y="3.103cm">
            <text:p text:style-name="P41"><text:span text:style-name="T16">准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51" draw:layer="layout" svg:width="1.3cm" svg:height="1.3cm" svg:x="17.204cm" svg:y="3.103cm">
            <text:p text:style-name="P41"><text:span text:style-name="T16">全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2.702cm" svg:y="11.703cm">
            <text:p text:style-name="P41"><text:span text:style-name="T20">高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4.403cm" svg:y="11.703cm">
            <text:p text:style-name="P41"><text:span text:style-name="T20">准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16.204cm" svg:y="11.703cm">
            <text:p text:style-name="P41"><text:span text:style-name="T20">柔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22.103cm" svg:y="4.203cm">
            <text:p text:style-name="P41"><text:span text:style-name="T19">好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7" draw:text-style-name="P49" draw:layer="layout" svg:width="1.3cm" svg:height="1.3cm" svg:x="14.403cm" svg:y="6.403cm">
            <text:p text:style-name="P41"><text:span text:style-name="T19">好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20.373cm" svg:y="14.22cm">
            <text:p text:style-name="P41"><text:span text:style-name="T20">快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49" draw:layer="layout" svg:width="1.3cm" svg:height="1.3cm" svg:x="22.104cm" svg:y="14.204cm">
            <text:p text:style-name="P41"><text:span text:style-name="T20">低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7" draw:text-style-name="P49" draw:layer="layout" svg:width="1.3cm" svg:height="1.3cm" svg:x="7.501cm" svg:y="14.101cm">
            <text:p text:style-name="P41"><text:span text:style-name="T20">少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8" draw:text-style-name="P52" draw:layer="layout" svg:x1="27.95cm" svg:y1="7.2cm" svg:x2="13cm" svg:y2="2.55cm" draw:start-shape="id20" draw:start-glue-point="0" draw:end-shape="id21" draw:end-glue-point="6" svg:d="M27950 7200v-4650h-14950" svg:viewBox="0 0 14951 4651">
            <text:p/>
          </draw:connector>
          <draw:connector draw:style-name="gr128" draw:text-style-name="P52" draw:layer="layout" svg:x1="6.4cm" svg:y1="2.55cm" svg:x2="2.6cm" svg:y2="7.15cm" draw:start-shape="id21" draw:start-glue-point="9" draw:end-shape="id22" draw:end-glue-point="0" svg:d="M6400 2550h-3800v4600" svg:viewBox="0 0 3801 4601">
            <text:p/>
          </draw:connector>
          <draw:connector draw:style-name="gr128" draw:text-style-name="P52" draw:layer="layout" draw:line-skew="-0.699cm" svg:x1="13.237cm" svg:y1="15.35cm" svg:x2="12.7cm" svg:y2="9.85cm" draw:start-shape="id23" draw:start-glue-point="9" draw:end-shape="id24" svg:d="M13237 15350h-1837v-5500h1300" svg:viewBox="0 0 1838 5501">
            <text:p/>
          </draw:connector>
          <draw:connector draw:style-name="gr128" draw:text-style-name="P52" draw:layer="layout" draw:line-skew="-0.002cm" svg:x1="17.6cm" svg:y1="9.85cm" svg:x2="17.063cm" svg:y2="15.35cm" draw:start-shape="id24" draw:end-shape="id23" draw:end-glue-point="6" svg:d="M17600 9850h600v5500h-1137" svg:viewBox="0 0 1138 5501">
            <text:p/>
          </draw:connector>
          <draw:connector draw:style-name="gr129" draw:text-style-name="P53" draw:layer="layout" draw:type="line" svg:x1="24.5cm" svg:y1="9.8cm" svg:x2="26.4cm" svg:y2="9.9cm" svg:d="M24500 9800l1900 100" svg:viewBox="0 0 1901 101">
            <text:p/>
          </draw:connector>
          <draw:connector draw:style-name="gr129" draw:text-style-name="P53" draw:layer="layout" draw:type="line" svg:x1="17.647cm" svg:y1="9.8cm" svg:x2="19.547cm" svg:y2="9.9cm" svg:d="M17647 9800l1900 100" svg:viewBox="0 0 1901 101">
            <text:p/>
          </draw:connector>
          <draw:connector draw:style-name="gr129" draw:text-style-name="P53" draw:layer="layout" draw:type="line" svg:x1="10.794cm" svg:y1="9.8cm" svg:x2="12.694cm" svg:y2="9.9cm" svg:d="M10794 9800l1900 100" svg:viewBox="0 0 1901 101">
            <text:p/>
          </draw:connector>
          <draw:connector draw:style-name="gr129" draw:text-style-name="P53" draw:layer="layout" draw:type="line" svg:x1="3.941cm" svg:y1="9.8cm" svg:x2="5.841cm" svg:y2="9.9cm" svg:d="M3941 9800l1900 100" svg:viewBox="0 0 1901 101">
            <text:p/>
          </draw:connector>
          <draw:connector draw:style-name="gr129" draw:text-style-name="P53" draw:layer="layout" draw:type="line" svg:x1="3.888cm" svg:y1="13.702cm" svg:x2="2.6cm" svg:y2="12.55cm" draw:end-shape="id22" svg:d="M3888 13702l-1288-1152" svg:viewBox="0 0 1289 1153">
            <text:p/>
          </draw:connector>
          <draw:connector draw:style-name="gr129" draw:text-style-name="P53" draw:layer="layout" draw:type="line" svg:x1="1.741cm" svg:y1="13.755cm" svg:x2="2.6cm" svg:y2="12.55cm" draw:end-shape="id22" draw:end-glue-point="2" svg:d="M1741 13755l859-1205" svg:viewBox="0 0 860 1206">
            <text:p/>
          </draw:connector>
          <draw:custom-shape draw:name="Text Box 81" draw:style-name="gr130" draw:text-style-name="P40" draw:layer="layout" svg:width="9.522cm" svg:height="1.446cm" svg:x="9.692cm" svg:y="17.186cm">
            <text:list text:style-name="L4">
              <text:list-header>
                <text:p text:style-name="P39"><text:span text:style-name="T13">企业生产系统结构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2" draw:style-name="gr131" draw:text-style-name="P33" draw:layer="layout" svg:width="16.52cm" svg:height="1.277cm" svg:x="6.094cm" svg:y="18.88cm">
            <text:list text:style-name="L4">
              <text:list-header>
                <text:p text:style-name="P32"><text:span text:style-name="T14">（圆圈中文字表示对该环节追求的目标）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StealthEnd_20_9" draw:display-name="msArrowStealthEnd 9" svg:viewBox="0 0 350 350" svg:d="M175 0l175 350-175-140-175 140z"/>
    <draw:stroke-dash draw:name="Dashed_20__28_var_29__20_10" draw:display-name="Dashed (var) 10" draw:style="rect" draw:dots2="1" draw:dots2-length="0.423cm" draw:distance="0.158cm"/>
    <draw:stroke-dash draw:name="Dashed_20__28_var_29__20_11" draw:display-name="Dashed (var) 11" draw:style="rect" draw:dots2="1" draw:dots2-length="0.211cm" draw:distance="0.158cm"/>
    <draw:stroke-dash draw:name="Dashed_20__28_var_29__20_12" draw:display-name="Dashed (var) 12" draw:style="rect" draw:dots2="1" draw:dots2-length="0.105cm" draw:distance="0.079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23:39:48.394709861</meta:creation-date>
    <dc:date>2016-01-29T23:09:40.181607017</dc:date>
    <meta:editing-duration>PT36M44S</meta:editing-duration>
    <meta:editing-cycles>6</meta:editing-cycles>
    <meta:generator>LibreOffice/5.0.2.2$Linux_x86 LibreOffice_project/00m0$Build-2</meta:generator>
    <meta:document-statistic meta:object-count="217"/>
  </office:meta>
</office:document-meta>
</file>